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ny Kelman</text:p>
      <text:p text:style-name="Standard">ME 233 – Homework 3</text:p>
      <text:p text:style-name="Standard"/>
      <text:p text:style-name="Standard">1.</text:p>
      <text:p text:style-name="Standard"><draw:frame draw:style-name="fr1" draw:name="Object14" text:anchor-type="as-char" svg:width="2.05in" svg:height="0.2091in" draw:z-index="0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><draw:frame draw:style-name="fr1" draw:name="Object1" text:anchor-type="as-char" svg:width="4.5807in" svg:height="0.209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as-char" svg:width="3.5717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ct3" text:anchor-type="as-char" svg:width="5.1201in" svg:height="0.2091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Object4" text:anchor-type="as-char" svg:width="3.5256in" svg:height="0.2091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1" draw:name="Object5" text:anchor-type="as-char" svg:width="2.7874in" svg:height="0.2091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Object6" text:anchor-type="as-char" svg:width="2.6425in" svg:height="0.2091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1" draw:name="Object7" text:anchor-type="as-char" svg:width="3.6126in" svg:height="0.2091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1" draw:name="Object8" text:anchor-type="as-char" svg:width="2.8244in" svg:height="0.2091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draw:frame draw:style-name="fr1" draw:name="Object9" text:anchor-type="as-char" svg:width="3.5083in" svg:height="0.2091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draw:frame draw:style-name="fr1" draw:name="Object10" text:anchor-type="as-char" svg:width="4.011in" svg:height="0.2091in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>2.(a)</text:p>
      <text:p text:style-name="Standard"><draw:frame draw:style-name="fr1" draw:name="Object11" text:anchor-type="as-char" svg:width="3.3728in" svg:height="0.2091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draw:frame draw:style-name="fr1" draw:name="Object12" text:anchor-type="as-char" svg:width="5.8138in" svg:height="0.2126in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<draw:frame draw:style-name="fr1" draw:name="Object13" text:anchor-type="as-char" svg:width="4.2327in" svg:height="0.3929in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<draw:frame draw:style-name="fr1" draw:name="Object15" text:anchor-type="as-char" svg:width="4.2374in" svg:height="0.3929in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<draw:frame draw:style-name="fr1" draw:name="Object16" text:anchor-type="as-char" svg:width="4.2583in" svg:height="0.3929in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<draw:frame draw:style-name="fr1" draw:name="Object17" text:anchor-type="as-char" svg:width="6.598in" svg:height="0.3929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><draw:frame draw:style-name="fr1" draw:name="Object19" text:anchor-type="as-char" svg:width="5.1484in" svg:height="0.2126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><draw:frame draw:style-name="fr1" draw:name="Object20" text:anchor-type="as-char" svg:width="4.4327in" svg:height="0.4457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>2.(b)</text:p>
      <text:p text:style-name="Standard"><draw:frame draw:style-name="fr1" draw:name="Object18" text:anchor-type="as-char" svg:width="2.6071in" svg:height="0.2091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<draw:frame draw:style-name="fr1" draw:name="Object21" text:anchor-type="as-char" svg:width="3.6535in" svg:height="0.2126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Standard"><draw:frame draw:style-name="fr1" draw:name="Object22" text:anchor-type="as-char" svg:width="5.172in" svg:height="0.2126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<draw:frame draw:style-name="fr1" draw:name="Object23" text:anchor-type="as-char" svg:width="5.3909in" svg:height="0.6272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/>
      <text:p text:style-name="Standard">3.(a)</text:p>
      <text:p text:style-name="Standard"><draw:frame draw:style-name="fr1" draw:name="Object24" text:anchor-type="as-char" svg:width="10.9244in" svg:height="0.4382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<draw:frame draw:style-name="fr1" draw:name="Object25" text:anchor-type="as-char" svg:width="2.511in" svg:height="0.2091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><draw:frame draw:style-name="fr1" draw:name="Object26" text:anchor-type="as-char" svg:width="2.1783in" svg:height="0.2772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Standard"><draw:frame draw:style-name="fr1" draw:name="Object27" text:anchor-type="as-char" svg:width="2.1283in" svg:height="0.3146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Standard"><text:soft-page-break/><draw:frame draw:style-name="fr1" draw:name="Object28" text:anchor-type="as-char" svg:width="2.4902in" svg:height="0.3146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<draw:frame draw:style-name="fr1" draw:name="Object29" text:anchor-type="as-char" svg:width="8.0492in" svg:height="0.6571in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Standard">3.(b)</text:p>
      <text:p text:style-name="Standard"><draw:frame draw:style-name="fr1" draw:name="Object30" text:anchor-type="as-char" svg:width="3.1681in" svg:height="0.2091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Standard"><draw:frame draw:style-name="fr1" draw:name="Object31" text:anchor-type="as-char" svg:width="2.1783in" svg:height="0.2772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Standard"><draw:frame draw:style-name="fr1" draw:name="Object32" text:anchor-type="as-char" svg:width="2.3362in" svg:height="0.4165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><draw:frame draw:style-name="fr1" draw:name="Object33" text:anchor-type="as-char" svg:width="6.1528in" svg:height="0.4228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Standard"><draw:frame draw:style-name="fr1" draw:name="Object34" text:anchor-type="as-char" svg:width="5.798in" svg:height="0.4228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><draw:frame draw:style-name="fr1" draw:name="Object35" text:anchor-type="as-char" svg:width="8.7035in" svg:height="0.961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Standard"/>
      <text:p text:style-name="Standard">4.</text:p>
      <text:p text:style-name="Standard"><draw:frame draw:style-name="fr1" draw:name="Object36" text:anchor-type="as-char" svg:width="3.1693in" svg:height="0.2327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Standard"><draw:frame draw:style-name="fr1" draw:name="Object37" text:anchor-type="as-char" svg:width="3.8965in" svg:height="0.4862in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Standard"><draw:frame draw:style-name="fr1" draw:name="Object38" text:anchor-type="as-char" svg:width="6.6811in" svg:height="0.3862in" draw:z-index="44"><draw:object xlink:href="./Object 38" xlink:type="simple" xlink:show="embed" xlink:actuate="onLoad"/><draw:image xlink:href="./ObjectReplacements/Object 38" xlink:type="simple" xlink:show="embed" xlink:actuate="onLoad"/></draw:frame></text:p>
      <text:p text:style-name="Standard"><draw:frame draw:style-name="fr1" draw:name="Object40" text:anchor-type="as-char" svg:width="6.1311in" svg:height="0.4862in" draw:z-index="37"><draw:object xlink:href="./Object 40" xlink:type="simple" xlink:show="embed" xlink:actuate="onLoad"/><draw:image xlink:href="./ObjectReplacements/Object 40" xlink:type="simple" xlink:show="embed" xlink:actuate="onLoad"/></draw:frame></text:p>
      <text:p text:style-name="Standard"><draw:frame draw:style-name="fr1" draw:name="Object41" text:anchor-type="as-char" svg:width="4.698in" svg:height="0.4862in" draw:z-index="38"><draw:object xlink:href="./Object 41" xlink:type="simple" xlink:show="embed" xlink:actuate="onLoad"/><draw:image xlink:href="./ObjectReplacements/Object 41" xlink:type="simple" xlink:show="embed" xlink:actuate="onLoad"/></draw:frame></text:p>
      <text:p text:style-name="Standard"><draw:frame draw:style-name="fr1" draw:name="Object42" text:anchor-type="as-char" svg:width="2.5811in" svg:height="0.2327in" draw:z-index="39"><draw:object xlink:href="./Object 42" xlink:type="simple" xlink:show="embed" xlink:actuate="onLoad"/><draw:image xlink:href="./ObjectReplacements/Object 42" xlink:type="simple" xlink:show="embed" xlink:actuate="onLoad"/></draw:frame></text:p>
      <text:p text:style-name="Standard"><draw:frame draw:style-name="fr1" draw:name="Object43" text:anchor-type="as-char" svg:width="5.2543in" svg:height="0.3862in" draw:z-index="40"><draw:object xlink:href="./Object 43" xlink:type="simple" xlink:show="embed" xlink:actuate="onLoad"/><draw:image xlink:href="./ObjectReplacements/Object 43" xlink:type="simple" xlink:show="embed" xlink:actuate="onLoad"/></draw:frame></text:p>
      <text:p text:style-name="Standard"><draw:frame draw:style-name="fr1" draw:name="Object44" text:anchor-type="as-char" svg:width="2.8929in" svg:height="0.2327in" draw:z-index="41"><draw:object xlink:href="./Object 44" xlink:type="simple" xlink:show="embed" xlink:actuate="onLoad"/><draw:image xlink:href="./ObjectReplacements/Object 44" xlink:type="simple" xlink:show="embed" xlink:actuate="onLoad"/></draw:frame></text:p>
      <text:p text:style-name="Standard"/>
      <text:p text:style-name="Standard">5.(a)</text:p>
      <text:p text:style-name="Standard"><draw:frame draw:style-name="fr1" draw:name="Object45" text:anchor-type="as-char" svg:width="3.739in" svg:height="0.2091in" draw:z-index="42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<draw:frame draw:style-name="fr1" draw:name="Object46" text:anchor-type="as-char" svg:width="6.1193in" svg:height="0.2236in" draw:z-index="43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><draw:frame draw:style-name="fr1" draw:name="Object50" text:anchor-type="as-char" svg:width="3.5319in" svg:height="0.2472in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<draw:frame draw:style-name="fr1" draw:name="Object39" text:anchor-type="as-char" svg:width="4.3327in" svg:height="0.2236in" draw:z-index="45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<draw:frame draw:style-name="fr2" draw:name="Object47" text:anchor-type="as-char" svg:y="-0.0201in" svg:width="6.839in" svg:height="0.2236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<draw:frame draw:style-name="fr1" draw:name="Object48" text:anchor-type="as-char" svg:width="4.1071in" svg:height="0.2472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><draw:frame draw:style-name="fr1" draw:name="Object49" text:anchor-type="as-char" svg:width="3.3689in" svg:height="0.2362in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<draw:frame draw:style-name="fr1" draw:name="Object51" text:anchor-type="as-char" svg:width="3.0402in" svg:height="0.2362in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text:soft-page-break/>5.(b)</text:p>
      <text:p text:style-name="Standard"><draw:frame draw:style-name="fr1" draw:name="Object53" text:anchor-type="as-char" svg:width="4.3307in" svg:height="0.2236in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2" draw:name="Object54" text:anchor-type="as-char" svg:y="-0.0201in" svg:width="6.8429in" svg:height="0.2236in" draw:z-index="53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draw:frame draw:style-name="fr1" draw:name="Object55" text:anchor-type="as-char" svg:width="4.1071in" svg:height="0.2472in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draw:frame draw:style-name="fr1" draw:name="Object56" text:anchor-type="as-char" svg:width="1.9811in" svg:height="0.2362in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<draw:frame draw:style-name="fr1" draw:name="Object52" text:anchor-type="as-char" svg:width="2.6728in" svg:height="0.2362in" draw:z-index="51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5.(c)</text:p>
      <text:p text:style-name="Standard"><draw:frame draw:style-name="fr1" draw:name="Object57" text:anchor-type="as-char" svg:width="4.9563in" svg:height="0.2236in" draw:z-index="56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><draw:frame draw:style-name="fr1" draw:name="Object58" text:anchor-type="as-char" svg:width="6.4008in" svg:height="0.2236in" draw:z-index="57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59" text:anchor-type="as-char" svg:width="6.9252in" svg:height="0.2236in" draw:z-index="58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><draw:frame draw:style-name="fr1" draw:name="Object60" text:anchor-type="as-char" svg:width="6.2717in" svg:height="0.2472in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Standard"><draw:frame draw:style-name="fr1" draw:name="Object62" text:anchor-type="as-char" svg:width="6.75in" svg:height="0.4925in" draw:z-index="61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<draw:frame draw:style-name="fr1" draw:name="Object61" text:anchor-type="as-char" svg:width="3.2492in" svg:height="0.7398in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><draw:frame draw:style-name="fr1" draw:name="Object63" text:anchor-type="as-char" svg:width="2.1575in" svg:height="0.2362in" draw:z-index="62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64" text:anchor-type="as-char" svg:width="3.1646in" svg:height="0.4382in" draw:z-index="63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<draw:frame draw:style-name="fr1" draw:name="Object65" text:anchor-type="as-char" svg:width="3.3571in" svg:height="0.4382in" draw:z-index="64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ny Kelman</meta:initial-creator>
    <meta:creation-date>2010-02-02T13:28:01.46</meta:creation-date>
    <dc:date>2010-02-17T23:06:17.04</dc:date>
    <dc:creator>Tony Kelman</dc:creator>
    <meta:editing-duration>PT64H46M36S</meta:editing-duration>
    <meta:editing-cycles>61</meta:editing-cycles>
    <meta:generator>OpenOffice.org/3.1$Win32 OpenOffice.org_project/310m19$Build-9420</meta:generator>
    <meta:document-statistic meta:table-count="0" meta:image-count="0" meta:object-count="65" meta:page-count="3" meta:paragraph-count="76" meta:word-count="16" meta:character-count="13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text>You choose door </math:mtext>
      <math:mi>x</math:mi>
      <math:mtext> so host can't open door </math:mtext>
      <math:mi>x</math:mi>
      <math:mtext>, therefore </math:mtext>
      <math:mi>P</math:mi>
      <math:mrow>
        <math:mrow>
          <math:mo math:stretchy="false">(</math:mo>
          <math:msub>
            <math:mi>H</math:mi>
            <math:mi>x</math:mi>
          </math:msub>
          <math:mo math:stretchy="false">)</math:mo>
        </math:mrow>
        <math:mo math:stretchy="false">=</math:mo>
        <math:mn>0</math:mn>
      </math:mrow>
    </math:mrow>
    <math:annotation math:encoding="StarMath 5.0">"You choose door " x " so host can't open door " x ", therefore " P(H_x) = 0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row>
              <math:mo math:stretchy="false">(</math:mo>
              <math:mrow>
                <math:msub>
                  <math:mi>H</math:mi>
                  <math:mi>z</math:mi>
                </math:msub>
                <math:mo math:stretchy="false">∩</math:mo>
                <math:msub>
                  <math:mi>C</math:mi>
                  <math:mi>y</math:mi>
                </math:msub>
              </math:mrow>
              <math:mo math:stretchy="false">)</math:mo>
            </math:mrow>
            <math:mo math:stretchy="false">∪</math:mo>
            <math:mrow>
              <math:mo math:stretchy="false">(</math:mo>
              <math:mrow>
                <math:msub>
                  <math:mi>H</math:mi>
                  <math:mi>y</math:mi>
                </math:msub>
                <math:mo math:stretchy="false">∩</math:mo>
                <math:msub>
                  <math:mi>C</math:mi>
                  <math:mi>z</math:mi>
                </math:msub>
              </math:mrow>
              <math:mo math:stretchy="false">)</math:mo>
            </math:mrow>
          </math:mrow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row>
            <math:msub>
              <math:mi>H</math:mi>
              <math:mi>z</math:mi>
            </math:msub>
            <math:mo math:stretchy="false">∩</math:mo>
            <math:msub>
              <math:mi>C</math:mi>
              <math:mi>y</math:mi>
            </math:msub>
          </math:mrow>
          <math:mo math:stretchy="false">)</math:mo>
        </math:mrow>
        <math:mo math:stretchy="false">+</math:mo>
        <math:mi>P</math:mi>
      </math:mrow>
      <math:mrow>
        <math:mrow>
          <math:mo math:stretchy="false">(</math:mo>
          <math:mrow>
            <math:msub>
              <math:mi>H</math:mi>
              <math:mi>y</math:mi>
            </math:msub>
            <math:mo math:stretchy="false">∩</math:mo>
            <math:msub>
              <math:mi>C</math:mi>
              <math:mi>z</math:mi>
            </math:msub>
          </math:mrow>
          <math:mo math:stretchy="false">)</math:mo>
        </math:mrow>
        <math:mo math:stretchy="false">=</math:mo>
        <math:mrow>
          <math:mn>2</math:mn>
          <math:mo math:stretchy="false">/</math:mo>
          <math:mn>3</math:mn>
        </math:mrow>
      </math:mrow>
    </math:mrow>
    <math:annotation math:encoding="StarMath 5.0">P((H_z intersection C_y) union (H_y intersection C_z)) = P(H_z intersection C_y) + P(H_y intersection C_z) = 2/3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X</math:mi>
      </math:msub>
      <math:mrow>
        <math:mrow>
          <math:mo math:stretchy="false">(</math:mo>
          <math:mrow>
            <math:mi>X</math:mi>
            <math:mo math:stretchy="false">=</math:mo>
            <math:mi>A</math:mi>
          </math:mrow>
          <math:mo math:stretchy="false">)</math:mo>
        </math:mrow>
        <math:mo math:stretchy="false">=</math:mo>
        <math:mrow>
          <math:mn>1</math:mn>
          <math:mo math:stretchy="false">/</math:mo>
          <math:mn>2</math:mn>
        </math:mrow>
      </math:mrow>
      <math:mi>,</math:mi>
      <math:mi/>
      <math:msub>
        <math:mi>P</math:mi>
        <math:mi>X</math:mi>
      </math:msub>
      <math:mrow>
        <math:mrow>
          <math:mo math:stretchy="false">(</math:mo>
          <math:mrow>
            <math:mi>X</math:mi>
            <math:mo math:stretchy="false">=</math:mo>
            <math:mi>B</math:mi>
          </math:mrow>
          <math:mo math:stretchy="false">)</math:mo>
        </math:mrow>
        <math:mo math:stretchy="false">=</math:mo>
        <math:msub>
          <math:mi>P</math:mi>
          <math:mi>X</math:mi>
        </math:msub>
      </math:mrow>
      <math:mrow>
        <math:mrow>
          <math:mo math:stretchy="false">(</math:mo>
          <math:mrow>
            <math:mi>X</math:mi>
            <math:mo math:stretchy="false">=</math:mo>
            <math:mi>C</math:mi>
          </math:mrow>
          <math:mo math:stretchy="false">)</math:mo>
        </math:mrow>
        <math:mo math:stretchy="false">=</math:mo>
        <math:mrow>
          <math:mn>1</math:mn>
          <math:mo math:stretchy="false">/</math:mo>
          <math:mn>4</math:mn>
        </math:mrow>
      </math:mrow>
    </math:mrow>
    <math:annotation math:encoding="StarMath 5.0">P_X(X=A) = 1/2 ,` P_X(X=B) = P_X(X=C) = 1/4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row>
          <math:mi>Y</math:mi>
          <math:mo math:stretchy="false">∣</math:mo>
          <math:mi>X</math:mi>
        </math:mrow>
      </math:msub>
      <math:mrow>
        <math:mrow>
          <math:mo math:stretchy="false">(</math:mo>
          <math:mrow>
            <math:mrow>
              <math:mrow>
                <math:mi>Y</math:mi>
                <math:mo math:stretchy="false">=</math:mo>
                <math:mi>D</math:mi>
              </math:mrow>
              <math:mo math:stretchy="false">∣</math:mo>
              <math:mi>X</math:mi>
            </math:mrow>
            <math:mo math:stretchy="false">=</math:mo>
            <math:mi>A</math:mi>
          </math:mrow>
          <math:mo math:stretchy="false">)</math:mo>
        </math:mrow>
        <math:mo math:stretchy="false">=</math:mo>
        <math:mrow>
          <math:mn>1</math:mn>
          <math:mo math:stretchy="false">/</math:mo>
          <math:mn>100</math:mn>
        </math:mrow>
      </math:mrow>
      <math:mi>,</math:mi>
      <math:mi/>
      <math:msub>
        <math:mi>P</math:mi>
        <math:mrow>
          <math:mi>Y</math:mi>
          <math:mo math:stretchy="false">∣</math:mo>
          <math:mi>X</math:mi>
        </math:mrow>
      </math:msub>
      <math:mrow>
        <math:mrow>
          <math:mo math:stretchy="false">(</math:mo>
          <math:mrow>
            <math:mrow>
              <math:mrow>
                <math:mi>Y</math:mi>
                <math:mo math:stretchy="false">=</math:mo>
                <math:mi>D</math:mi>
              </math:mrow>
              <math:mo math:stretchy="false">∣</math:mo>
              <math:mi>X</math:mi>
            </math:mrow>
            <math:mo math:stretchy="false">=</math:mo>
            <math:mi>B</math:mi>
          </math:mrow>
          <math:mo math:stretchy="false">)</math:mo>
        </math:mrow>
        <math:mo math:stretchy="false">=</math:mo>
        <math:mrow>
          <math:mn>1</math:mn>
          <math:mo math:stretchy="false">/</math:mo>
          <math:mn>100</math:mn>
        </math:mrow>
      </math:mrow>
      <math:mi>,</math:mi>
      <math:mi/>
      <math:msub>
        <math:mi>P</math:mi>
        <math:mrow>
          <math:mi>Y</math:mi>
          <math:mo math:stretchy="false">∣</math:mo>
          <math:mi>X</math:mi>
        </math:mrow>
      </math:msub>
      <math:mrow>
        <math:mrow>
          <math:mo math:stretchy="false">(</math:mo>
          <math:mrow>
            <math:mrow>
              <math:mrow>
                <math:mi>Y</math:mi>
                <math:mo math:stretchy="false">=</math:mo>
                <math:mi>D</math:mi>
              </math:mrow>
              <math:mo math:stretchy="false">∣</math:mo>
              <math:mi>X</math:mi>
            </math:mrow>
            <math:mo math:stretchy="false">=</math:mo>
            <math:mi>C</math:mi>
          </math:mrow>
          <math:mo math:stretchy="false">)</math:mo>
        </math:mrow>
        <math:mo math:stretchy="false">=</math:mo>
        <math:mrow>
          <math:mn>3</math:mn>
          <math:mo math:stretchy="false">/</math:mo>
          <math:mn>100</math:mn>
        </math:mrow>
      </math:mrow>
    </math:mrow>
    <math:annotation math:encoding="StarMath 5.0">P_{Y divides X}(Y=D divides X=A) = 1/100 ,` P_{Y divides X}(Y=D divides X=B) = 1/100 ,` P_{Y divides X}(Y=D divides X=C) = 3/100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row>
          <math:mi>Y</math:mi>
          <math:mi>,</math:mi>
          <math:mi>X</math:mi>
        </math:mrow>
      </math:msub>
      <math:mrow>
        <math:mrow>
          <math:mo math:stretchy="false">(</math:mo>
          <math:mrow>
            <math:mrow>
              <math:mi>Y</math:mi>
              <math:mo math:stretchy="false">=</math:mo>
              <math:mi>D</math:mi>
            </math:mrow>
            <math:mi>,</math:mi>
            <math:mrow>
              <math:mi>X</math:mi>
              <math:mo math:stretchy="false">=</math:mo>
              <math:mi>A</math:mi>
            </math:mrow>
          </math:mrow>
          <math:mo math:stretchy="false">)</math:mo>
        </math:mrow>
        <math:mo math:stretchy="false">=</math:mo>
        <math:msub>
          <math:mi>P</math:mi>
          <math:mrow>
            <math:mi>Y</math:mi>
            <math:mo math:stretchy="false">∣</math:mo>
            <math:mi>X</math:mi>
          </math:mrow>
        </math:msub>
      </math:mrow>
      <math:mrow>
        <math:mo math:stretchy="false">(</math:mo>
        <math:mrow>
          <math:mrow>
            <math:mrow>
              <math:mi>Y</math:mi>
              <math:mo math:stretchy="false">=</math:mo>
              <math:mi>D</math:mi>
            </math:mrow>
            <math:mo math:stretchy="false">∣</math:mo>
            <math:mi>X</math:mi>
          </math:mrow>
          <math:mo math:stretchy="false">=</math:mo>
          <math:mi>A</math:mi>
        </math:mrow>
        <math:mo math:stretchy="false">)</math:mo>
      </math:mrow>
      <math:msub>
        <math:mi>P</math:mi>
        <math:mi>X</math:mi>
      </math:msub>
      <math:mrow>
        <math:mrow>
          <math:mo math:stretchy="false">(</math:mo>
          <math:mrow>
            <math:mi>X</math:mi>
            <math:mo math:stretchy="false">=</math:mo>
            <math:mi>A</math:mi>
          </math:mrow>
          <math:mo math:stretchy="false">)</math:mo>
        </math:mrow>
        <math:mo math:stretchy="false">=</math:mo>
        <math:mrow>
          <math:mfrac>
            <math:mn>1</math:mn>
            <math:mn>100</math:mn>
          </math:mfrac>
          <math:mo math:stretchy="false">⋅</math:mo>
          <math:mfrac>
            <math:mn>1</math:mn>
            <math:mn>2</math:mn>
          </math:mfrac>
        </math:mrow>
      </math:mrow>
    </math:mrow>
    <math:annotation math:encoding="StarMath 5.0">P_{Y,X}(Y=D,X=A) = P_{Y divides X}(Y=D divides X=A) P_X(X=A) = 1 over 100 cdot {1 over 2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row>
          <math:mi>Y</math:mi>
          <math:mi>,</math:mi>
          <math:mi>X</math:mi>
        </math:mrow>
      </math:msub>
      <math:mrow>
        <math:mrow>
          <math:mo math:stretchy="false">(</math:mo>
          <math:mrow>
            <math:mrow>
              <math:mi>Y</math:mi>
              <math:mo math:stretchy="false">=</math:mo>
              <math:mi>D</math:mi>
            </math:mrow>
            <math:mi>,</math:mi>
            <math:mrow>
              <math:mi>X</math:mi>
              <math:mo math:stretchy="false">=</math:mo>
              <math:mi>B</math:mi>
            </math:mrow>
          </math:mrow>
          <math:mo math:stretchy="false">)</math:mo>
        </math:mrow>
        <math:mo math:stretchy="false">=</math:mo>
        <math:msub>
          <math:mi>P</math:mi>
          <math:mrow>
            <math:mi>Y</math:mi>
            <math:mo math:stretchy="false">∣</math:mo>
            <math:mi>X</math:mi>
          </math:mrow>
        </math:msub>
      </math:mrow>
      <math:mrow>
        <math:mo math:stretchy="false">(</math:mo>
        <math:mrow>
          <math:mrow>
            <math:mrow>
              <math:mi>Y</math:mi>
              <math:mo math:stretchy="false">=</math:mo>
              <math:mi>D</math:mi>
            </math:mrow>
            <math:mo math:stretchy="false">∣</math:mo>
            <math:mi>X</math:mi>
          </math:mrow>
          <math:mo math:stretchy="false">=</math:mo>
          <math:mi>B</math:mi>
        </math:mrow>
        <math:mo math:stretchy="false">)</math:mo>
      </math:mrow>
      <math:msub>
        <math:mi>P</math:mi>
        <math:mi>X</math:mi>
      </math:msub>
      <math:mrow>
        <math:mrow>
          <math:mo math:stretchy="false">(</math:mo>
          <math:mrow>
            <math:mi>X</math:mi>
            <math:mo math:stretchy="false">=</math:mo>
            <math:mi>B</math:mi>
          </math:mrow>
          <math:mo math:stretchy="false">)</math:mo>
        </math:mrow>
        <math:mo math:stretchy="false">=</math:mo>
        <math:mrow>
          <math:mfrac>
            <math:mn>1</math:mn>
            <math:mn>100</math:mn>
          </math:mfrac>
          <math:mo math:stretchy="false">⋅</math:mo>
          <math:mfrac>
            <math:mn>1</math:mn>
            <math:mn>4</math:mn>
          </math:mfrac>
        </math:mrow>
      </math:mrow>
    </math:mrow>
    <math:annotation math:encoding="StarMath 5.0">P_{Y,X}(Y=D,X=B) = P_{Y divides X}(Y=D divides X=B) P_X(X=B) = 1 over 100 cdot {1 over 4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row>
          <math:mi>Y</math:mi>
          <math:mi>,</math:mi>
          <math:mi>X</math:mi>
        </math:mrow>
      </math:msub>
      <math:mrow>
        <math:mrow>
          <math:mo math:stretchy="false">(</math:mo>
          <math:mrow>
            <math:mrow>
              <math:mi>Y</math:mi>
              <math:mo math:stretchy="false">=</math:mo>
              <math:mi>D</math:mi>
            </math:mrow>
            <math:mi>,</math:mi>
            <math:mrow>
              <math:mi>X</math:mi>
              <math:mo math:stretchy="false">=</math:mo>
              <math:mi>C</math:mi>
            </math:mrow>
          </math:mrow>
          <math:mo math:stretchy="false">)</math:mo>
        </math:mrow>
        <math:mo math:stretchy="false">=</math:mo>
        <math:msub>
          <math:mi>P</math:mi>
          <math:mrow>
            <math:mi>Y</math:mi>
            <math:mo math:stretchy="false">∣</math:mo>
            <math:mi>X</math:mi>
          </math:mrow>
        </math:msub>
      </math:mrow>
      <math:mrow>
        <math:mo math:stretchy="false">(</math:mo>
        <math:mrow>
          <math:mrow>
            <math:mrow>
              <math:mi>Y</math:mi>
              <math:mo math:stretchy="false">=</math:mo>
              <math:mi>D</math:mi>
            </math:mrow>
            <math:mo math:stretchy="false">∣</math:mo>
            <math:mi>X</math:mi>
          </math:mrow>
          <math:mo math:stretchy="false">=</math:mo>
          <math:mi>C</math:mi>
        </math:mrow>
        <math:mo math:stretchy="false">)</math:mo>
      </math:mrow>
      <math:msub>
        <math:mi>P</math:mi>
        <math:mi>X</math:mi>
      </math:msub>
      <math:mrow>
        <math:mrow>
          <math:mo math:stretchy="false">(</math:mo>
          <math:mrow>
            <math:mi>X</math:mi>
            <math:mo math:stretchy="false">=</math:mo>
            <math:mi>C</math:mi>
          </math:mrow>
          <math:mo math:stretchy="false">)</math:mo>
        </math:mrow>
        <math:mo math:stretchy="false">=</math:mo>
        <math:mrow>
          <math:mfrac>
            <math:mn>3</math:mn>
            <math:mn>100</math:mn>
          </math:mfrac>
          <math:mo math:stretchy="false">⋅</math:mo>
          <math:mfrac>
            <math:mn>1</math:mn>
            <math:mn>4</math:mn>
          </math:mfrac>
        </math:mrow>
      </math:mrow>
    </math:mrow>
    <math:annotation math:encoding="StarMath 5.0">P_{Y,X}(Y=D,X=C) = P_{Y divides X}(Y=D divides X=C) P_X(X=C) = 3 over 100 cdot {1 over 4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sub>
            <math:mi>C</math:mi>
            <math:mi>x</math:mi>
          </math:msub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sub>
            <math:mi>C</math:mi>
            <math:mi>y</math:mi>
          </math:msub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sub>
            <math:mi>C</math:mi>
            <math:mi>z</math:mi>
          </math:msub>
          <math:mo math:stretchy="false">)</math:mo>
        </math:mrow>
        <math:mo math:stretchy="false">=</math:mo>
        <math:mrow>
          <math:mn>1</math:mn>
          <math:mo math:stretchy="false">/</math:mo>
          <math:mn>3</math:mn>
        </math:mrow>
      </math:mrow>
    </math:mrow>
    <math:annotation math:encoding="StarMath 5.0">P(C_x) = P(C_y) = P(C_z) = 1/3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Y</math:mi>
      </math:msub>
      <math:mrow>
        <math:mrow>
          <math:mo math:stretchy="false">(</math:mo>
          <math:mrow>
            <math:mi>Y</math:mi>
            <math:mo math:stretchy="false">=</math:mo>
            <math:mi>D</math:mi>
          </math:mrow>
          <math:mo math:stretchy="false">)</math:mo>
        </math:mrow>
        <math:mo math:stretchy="false">=</math:mo>
        <math:msub>
          <math:mi>P</math:mi>
          <math:mrow>
            <math:mi>Y</math:mi>
            <math:mi>,</math:mi>
            <math:mi>X</math:mi>
          </math:mrow>
        </math:msub>
      </math:mrow>
      <math:mrow>
        <math:mrow>
          <math:mo math:stretchy="false">(</math:mo>
          <math:mrow>
            <math:mrow>
              <math:mi>Y</math:mi>
              <math:mo math:stretchy="false">=</math:mo>
              <math:mi>D</math:mi>
            </math:mrow>
            <math:mi>,</math:mi>
            <math:mrow>
              <math:mi>X</math:mi>
              <math:mo math:stretchy="false">=</math:mo>
              <math:mi>A</math:mi>
            </math:mrow>
          </math:mrow>
          <math:mo math:stretchy="false">)</math:mo>
        </math:mrow>
        <math:mo math:stretchy="false">+</math:mo>
        <math:msub>
          <math:mi>P</math:mi>
          <math:mrow>
            <math:mi>Y</math:mi>
            <math:mi>,</math:mi>
            <math:mi>X</math:mi>
          </math:mrow>
        </math:msub>
      </math:mrow>
      <math:mrow>
        <math:mrow>
          <math:mo math:stretchy="false">(</math:mo>
          <math:mrow>
            <math:mrow>
              <math:mi>Y</math:mi>
              <math:mo math:stretchy="false">=</math:mo>
              <math:mi>D</math:mi>
            </math:mrow>
            <math:mi>,</math:mi>
            <math:mrow>
              <math:mi>X</math:mi>
              <math:mo math:stretchy="false">=</math:mo>
              <math:mi>B</math:mi>
            </math:mrow>
          </math:mrow>
          <math:mo math:stretchy="false">)</math:mo>
        </math:mrow>
        <math:mo math:stretchy="false">+</math:mo>
        <math:msub>
          <math:mi>P</math:mi>
          <math:mrow>
            <math:mi>Y</math:mi>
            <math:mi>,</math:mi>
            <math:mi>X</math:mi>
          </math:mrow>
        </math:msub>
      </math:mrow>
      <math:mrow>
        <math:mrow>
          <math:mo math:stretchy="false">(</math:mo>
          <math:mrow>
            <math:mrow>
              <math:mi>Y</math:mi>
              <math:mo math:stretchy="false">=</math:mo>
              <math:mi>D</math:mi>
            </math:mrow>
            <math:mi>,</math:mi>
            <math:mrow>
              <math:mi>X</math:mi>
              <math:mo math:stretchy="false">=</math:mo>
              <math:mi>C</math:mi>
            </math:mrow>
          </math:mrow>
          <math:mo math:stretchy="false">)</math:mo>
        </math:mrow>
        <math:mo math:stretchy="false">=</math:mo>
        <math:mrow>
          <math:mrow>
            <math:mfrac>
              <math:mn>1</math:mn>
              <math:mn>200</math:mn>
            </math:mfrac>
            <math:mo math:stretchy="false">+</math:mo>
            <math:mfrac>
              <math:mn>1</math:mn>
              <math:mn>400</math:mn>
            </math:mfrac>
          </math:mrow>
          <math:mo math:stretchy="false">+</math:mo>
          <math:mfrac>
            <math:mn>3</math:mn>
            <math:mn>400</math:mn>
          </math:mfrac>
        </math:mrow>
      </math:mrow>
    </math:mrow>
    <math:annotation math:encoding="StarMath 5.0">P_Y(Y=D) = P_{Y,X}(Y=D,X=A) + P_{Y,X}(Y=D,X=B) + P_{Y,X}(Y=D,X=C) = 1 over 200 + 1 over 400 + 3 over 400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Y</math:mi>
      </math:msub>
      <math:mrow>
        <math:mrow>
          <math:mo math:stretchy="false">(</math:mo>
          <math:mrow>
            <math:mi>Y</math:mi>
            <math:mo math:stretchy="false">≠</math:mo>
            <math:mi>D</math:mi>
          </math:mrow>
          <math:mo math:stretchy="false">)</math:mo>
        </math:mrow>
        <math:mo math:stretchy="false">=</math:mo>
        <math:mrow>
          <math:mn>1</math:mn>
          <math:mo math:stretchy="false">−</math:mo>
          <math:msub>
            <math:mi>P</math:mi>
            <math:mi>Y</math:mi>
          </math:msub>
        </math:mrow>
      </math:mrow>
      <math:mrow>
        <math:mrow>
          <math:mo math:stretchy="false">(</math:mo>
          <math:mrow>
            <math:mi>Y</math:mi>
            <math:mo math:stretchy="false">=</math:mo>
            <math:mi>D</math:mi>
          </math:mrow>
          <math:mo math:stretchy="false">)</math:mo>
        </math:mrow>
        <math:mo math:stretchy="false">=</math:mo>
        <math:mrow>
          <math:mn>197</math:mn>
          <math:mo math:stretchy="false">/</math:mo>
          <math:mn>200</math:mn>
        </math:mrow>
      </math:mrow>
    </math:mrow>
    <math:annotation math:encoding="StarMath 5.0">P_Y(Y&lt;&gt;D) = 1 - P_Y(Y=D) = 197 / 200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text>Bayes' rule: </math:mtext>
      <math:msub>
        <math:mi>P</math:mi>
        <math:mrow>
          <math:mi>Y</math:mi>
          <math:mo math:stretchy="false">∣</math:mo>
          <math:mi>X</math:mi>
        </math:mrow>
      </math:msub>
      <math:mrow>
        <math:mo math:stretchy="false">(</math:mo>
        <math:mrow>
          <math:mrow>
            <math:mrow>
              <math:mi>Y</math:mi>
              <math:mo math:stretchy="false">=</math:mo>
              <math:mi>D</math:mi>
            </math:mrow>
            <math:mo math:stretchy="false">∣</math:mo>
            <math:mi>X</math:mi>
          </math:mrow>
          <math:mo math:stretchy="false">=</math:mo>
          <math:mi>A</math:mi>
        </math:mrow>
        <math:mo math:stretchy="false">)</math:mo>
      </math:mrow>
      <math:msub>
        <math:mi>P</math:mi>
        <math:mi>X</math:mi>
      </math:msub>
      <math:mrow>
        <math:mrow>
          <math:mo math:stretchy="false">(</math:mo>
          <math:mrow>
            <math:mi>X</math:mi>
            <math:mo math:stretchy="false">=</math:mo>
            <math:mi>A</math:mi>
          </math:mrow>
          <math:mo math:stretchy="false">)</math:mo>
        </math:mrow>
        <math:mo math:stretchy="false">=</math:mo>
        <math:msub>
          <math:mi>P</math:mi>
          <math:mrow>
            <math:mi>X</math:mi>
            <math:mo math:stretchy="false">∣</math:mo>
            <math:mi>Y</math:mi>
          </math:mrow>
        </math:msub>
      </math:mrow>
      <math:mrow>
        <math:mo math:stretchy="false">(</math:mo>
        <math:mrow>
          <math:mrow>
            <math:mrow>
              <math:mi>X</math:mi>
              <math:mo math:stretchy="false">=</math:mo>
              <math:mi>A</math:mi>
            </math:mrow>
            <math:mo math:stretchy="false">∣</math:mo>
            <math:mi>Y</math:mi>
          </math:mrow>
          <math:mo math:stretchy="false">=</math:mo>
          <math:mi>D</math:mi>
        </math:mrow>
        <math:mo math:stretchy="false">)</math:mo>
      </math:mrow>
      <math:msub>
        <math:mi>P</math:mi>
        <math:mi>Y</math:mi>
      </math:msub>
      <math:mrow>
        <math:mo math:stretchy="false">(</math:mo>
        <math:mrow>
          <math:mi>Y</math:mi>
          <math:mo math:stretchy="false">=</math:mo>
          <math:mi>D</math:mi>
        </math:mrow>
        <math:mo math:stretchy="false">)</math:mo>
      </math:mrow>
    </math:mrow>
    <math:annotation math:encoding="StarMath 5.0">"Bayes' rule: " P_{Y divides X}(Y=D divides X=A) P_X(X=A) = P_{X divides Y}(X=A divides Y=D) P_Y(Y=D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text>Host opens a dud door so </math:mtext>
      <math:mi>P</math:mi>
      <math:mrow>
        <math:mrow>
          <math:mo math:stretchy="false">(</math:mo>
          <math:mrow>
            <math:msub>
              <math:mi>H</math:mi>
              <math:mi>y</math:mi>
            </math:msub>
            <math:mo math:stretchy="false">∣</math:mo>
            <math:msub>
              <math:mi>C</math:mi>
              <math:mi>y</math:mi>
            </math:msub>
          </math:mrow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row>
            <math:msub>
              <math:mi>H</math:mi>
              <math:mi>z</math:mi>
            </math:msub>
            <math:mo math:stretchy="false">∣</math:mo>
            <math:msub>
              <math:mi>C</math:mi>
              <math:mi>z</math:mi>
            </math:msub>
          </math:mrow>
          <math:mo math:stretchy="false">)</math:mo>
        </math:mrow>
        <math:mo math:stretchy="false">=</math:mo>
        <math:mn>0</math:mn>
      </math:mrow>
    </math:mrow>
    <math:annotation math:encoding="StarMath 5.0">"Host opens a dud door so " P(H_y divides C_y) = P(H_z divides C_z) = 0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row>
          <math:mi>X</math:mi>
          <math:mo math:stretchy="false">∣</math:mo>
          <math:mi>Y</math:mi>
        </math:mrow>
      </math:msub>
      <math:mrow>
        <math:mrow>
          <math:mrow>
            <math:mrow>
              <math:mo math:stretchy="false">(</math:mo>
              <math:mrow>
                <math:mrow>
                  <math:mrow>
                    <math:mi>X</math:mi>
                    <math:mo math:stretchy="false">=</math:mo>
                    <math:mi>A</math:mi>
                  </math:mrow>
                  <math:mo math:stretchy="false">∣</math:mo>
                  <math:mi>Y</math:mi>
                </math:mrow>
                <math:mo math:stretchy="false">=</math:mo>
                <math:mi>D</math:mi>
              </math:mrow>
              <math:mo math:stretchy="false">)</math:mo>
            </math:mrow>
            <math:mo math:stretchy="false">=</math:mo>
            <math:mfrac>
              <math:mrow>
                <math:msub>
                  <math:mi>P</math:mi>
                  <math:mrow>
                    <math:mi>Y</math:mi>
                    <math:mo math:stretchy="false">∣</math:mo>
                    <math:mi>X</math:mi>
                  </math:mrow>
                </math:msub>
                <math:mrow>
                  <math:mo math:stretchy="false">(</math:mo>
                  <math:mrow>
                    <math:mrow>
                      <math:mrow>
                        <math:mi>Y</math:mi>
                        <math:mo math:stretchy="false">=</math:mo>
                        <math:mi>D</math:mi>
                      </math:mrow>
                      <math:mo math:stretchy="false">∣</math:mo>
                      <math:mi>X</math:mi>
                    </math:mrow>
                    <math:mo math:stretchy="false">=</math:mo>
                    <math:mi>A</math:mi>
                  </math:mrow>
                  <math:mo math:stretchy="false">)</math:mo>
                </math:mrow>
                <math:msub>
                  <math:mi>P</math:mi>
                  <math:mi>X</math:mi>
                </math:msub>
                <math:mrow>
                  <math:mo math:stretchy="false">(</math:mo>
                  <math:mrow>
                    <math:mi>X</math:mi>
                    <math:mo math:stretchy="false">=</math:mo>
                    <math:mi>A</math:mi>
                  </math:mrow>
                  <math:mo math:stretchy="false">)</math:mo>
                </math:mrow>
              </math:mrow>
              <math:mrow>
                <math:msub>
                  <math:mi>P</math:mi>
                  <math:mi>Y</math:mi>
                </math:msub>
                <math:mrow>
                  <math:mo math:stretchy="false">(</math:mo>
                  <math:mrow>
                    <math:mi>Y</math:mi>
                    <math:mo math:stretchy="false">=</math:mo>
                    <math:mi>D</math:mi>
                  </math:mrow>
                  <math:mo math:stretchy="false">)</math:mo>
                </math:mrow>
              </math:mrow>
            </math:mfrac>
          </math:mrow>
          <math:mo math:stretchy="false">=</math:mo>
          <math:mfrac>
            <math:mrow>
              <math:mn>1</math:mn>
              <math:mo math:stretchy="false">/</math:mo>
              <math:mn>200</math:mn>
            </math:mrow>
            <math:mrow>
              <math:mn>3</math:mn>
              <math:mo math:stretchy="false">/</math:mo>
              <math:mn>200</math:mn>
            </math:mrow>
          </math:mfrac>
        </math:mrow>
        <math:mo math:stretchy="false">=</math:mo>
        <math:mfrac>
          <math:mn>1</math:mn>
          <math:mn>3</math:mn>
        </math:mfrac>
      </math:mrow>
    </math:mrow>
    <math:annotation math:encoding="StarMath 5.0">P_{X divides Y}(X=A divides Y=D) = {P_{Y divides X}(Y=D divides X=A) P_X(X=A)} over {P_Y(Y=D)} = {1 / 200} over {3 / 200} = 1 over 3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row>
          <math:mi>Y</math:mi>
          <math:mo math:stretchy="false">∣</math:mo>
          <math:mi>X</math:mi>
        </math:mrow>
      </math:msub>
      <math:mrow>
        <math:mrow>
          <math:mo math:stretchy="false">(</math:mo>
          <math:mrow>
            <math:mrow>
              <math:mrow>
                <math:mi>Y</math:mi>
                <math:mo math:stretchy="false">≠</math:mo>
                <math:mi>D</math:mi>
              </math:mrow>
              <math:mo math:stretchy="false">∣</math:mo>
              <math:mi>X</math:mi>
            </math:mrow>
            <math:mo math:stretchy="false">=</math:mo>
            <math:mi>C</math:mi>
          </math:mrow>
          <math:mo math:stretchy="false">)</math:mo>
        </math:mrow>
        <math:mo math:stretchy="false">=</math:mo>
        <math:mrow>
          <math:mn>1</math:mn>
          <math:mo math:stretchy="false">−</math:mo>
          <math:msub>
            <math:mi>P</math:mi>
            <math:mrow>
              <math:mi>Y</math:mi>
              <math:mo math:stretchy="false">∣</math:mo>
              <math:mi>X</math:mi>
            </math:mrow>
          </math:msub>
        </math:mrow>
      </math:mrow>
      <math:mrow>
        <math:mrow>
          <math:mo math:stretchy="false">(</math:mo>
          <math:mrow>
            <math:mrow>
              <math:mrow>
                <math:mi>Y</math:mi>
                <math:mo math:stretchy="false">=</math:mo>
                <math:mi>D</math:mi>
              </math:mrow>
              <math:mo math:stretchy="false">∣</math:mo>
              <math:mi>X</math:mi>
            </math:mrow>
            <math:mo math:stretchy="false">=</math:mo>
            <math:mi>C</math:mi>
          </math:mrow>
          <math:mo math:stretchy="false">)</math:mo>
        </math:mrow>
        <math:mo math:stretchy="false">=</math:mo>
        <math:mrow>
          <math:mn>97</math:mn>
          <math:mo math:stretchy="false">/</math:mo>
          <math:mn>100</math:mn>
        </math:mrow>
      </math:mrow>
    </math:mrow>
    <math:annotation math:encoding="StarMath 5.0">P_{Y divides X}(Y&lt;&gt;D divides X=C) = 1 - P_{Y divides X}(Y=D divides X=C) = 97/100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text>Bayes' rule: </math:mtext>
      <math:msub>
        <math:mi>P</math:mi>
        <math:mrow>
          <math:mi>Y</math:mi>
          <math:mo math:stretchy="false">∣</math:mo>
          <math:mi>X</math:mi>
        </math:mrow>
      </math:msub>
      <math:mrow>
        <math:mo math:stretchy="false">(</math:mo>
        <math:mrow>
          <math:mrow>
            <math:mrow>
              <math:mi>Y</math:mi>
              <math:mo math:stretchy="false">≠</math:mo>
              <math:mi>D</math:mi>
            </math:mrow>
            <math:mo math:stretchy="false">∣</math:mo>
            <math:mi>X</math:mi>
          </math:mrow>
          <math:mo math:stretchy="false">=</math:mo>
          <math:mi>C</math:mi>
        </math:mrow>
        <math:mo math:stretchy="false">)</math:mo>
      </math:mrow>
      <math:msub>
        <math:mi>P</math:mi>
        <math:mi>X</math:mi>
      </math:msub>
      <math:mrow>
        <math:mrow>
          <math:mo math:stretchy="false">(</math:mo>
          <math:mrow>
            <math:mi>X</math:mi>
            <math:mo math:stretchy="false">=</math:mo>
            <math:mi>C</math:mi>
          </math:mrow>
          <math:mo math:stretchy="false">)</math:mo>
        </math:mrow>
        <math:mo math:stretchy="false">=</math:mo>
        <math:msub>
          <math:mi>P</math:mi>
          <math:mrow>
            <math:mi>X</math:mi>
            <math:mo math:stretchy="false">∣</math:mo>
            <math:mi>Y</math:mi>
          </math:mrow>
        </math:msub>
      </math:mrow>
      <math:mrow>
        <math:mo math:stretchy="false">(</math:mo>
        <math:mrow>
          <math:mrow>
            <math:mrow>
              <math:mi>X</math:mi>
              <math:mo math:stretchy="false">=</math:mo>
              <math:mi>C</math:mi>
            </math:mrow>
            <math:mo math:stretchy="false">∣</math:mo>
            <math:mi>Y</math:mi>
          </math:mrow>
          <math:mo math:stretchy="false">≠</math:mo>
          <math:mi>D</math:mi>
        </math:mrow>
        <math:mo math:stretchy="false">)</math:mo>
      </math:mrow>
      <math:msub>
        <math:mi>P</math:mi>
        <math:mi>Y</math:mi>
      </math:msub>
      <math:mrow>
        <math:mo math:stretchy="false">(</math:mo>
        <math:mrow>
          <math:mi>Y</math:mi>
          <math:mo math:stretchy="false">≠</math:mo>
          <math:mi>D</math:mi>
        </math:mrow>
        <math:mo math:stretchy="false">)</math:mo>
      </math:mrow>
    </math:mrow>
    <math:annotation math:encoding="StarMath 5.0">"Bayes' rule: " P_{Y divides X}(Y&lt;&gt;D divides X=C) P_X(X=C) = P_{X divides Y}(X=C divides Y&lt;&gt;D) P_Y(Y&lt;&gt;D)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row>
          <math:mi>X</math:mi>
          <math:mo math:stretchy="false">∣</math:mo>
          <math:mi>Y</math:mi>
        </math:mrow>
      </math:msub>
      <math:mrow>
        <math:mrow>
          <math:mrow>
            <math:mrow>
              <math:mrow>
                <math:mo math:stretchy="false">(</math:mo>
                <math:mrow>
                  <math:mrow>
                    <math:mrow>
                      <math:mi>X</math:mi>
                      <math:mo math:stretchy="false">=</math:mo>
                      <math:mi>C</math:mi>
                    </math:mrow>
                    <math:mo math:stretchy="false">∣</math:mo>
                    <math:mi>Y</math:mi>
                  </math:mrow>
                  <math:mo math:stretchy="false">≠</math:mo>
                  <math:mi>D</math:mi>
                </math:mrow>
                <math:mo math:stretchy="false">)</math:mo>
              </math:mrow>
              <math:mo math:stretchy="false">=</math:mo>
              <math:mfrac>
                <math:mrow>
                  <math:msub>
                    <math:mi>P</math:mi>
                    <math:mrow>
                      <math:mi>Y</math:mi>
                      <math:mo math:stretchy="false">∣</math:mo>
                      <math:mi>X</math:mi>
                    </math:mrow>
                  </math:msub>
                  <math:mrow>
                    <math:mo math:stretchy="false">(</math:mo>
                    <math:mrow>
                      <math:mrow>
                        <math:mrow>
                          <math:mi>Y</math:mi>
                          <math:mo math:stretchy="false">≠</math:mo>
                          <math:mi>D</math:mi>
                        </math:mrow>
                        <math:mo math:stretchy="false">∣</math:mo>
                        <math:mi>X</math:mi>
                      </math:mrow>
                      <math:mo math:stretchy="false">=</math:mo>
                      <math:mi>C</math:mi>
                    </math:mrow>
                    <math:mo math:stretchy="false">)</math:mo>
                  </math:mrow>
                  <math:msub>
                    <math:mi>P</math:mi>
                    <math:mi>X</math:mi>
                  </math:msub>
                  <math:mrow>
                    <math:mo math:stretchy="false">(</math:mo>
                    <math:mrow>
                      <math:mi>X</math:mi>
                      <math:mo math:stretchy="false">=</math:mo>
                      <math:mi>C</math:mi>
                    </math:mrow>
                    <math:mo math:stretchy="false">)</math:mo>
                  </math:mrow>
                </math:mrow>
                <math:mrow>
                  <math:msub>
                    <math:mi>P</math:mi>
                    <math:mi>Y</math:mi>
                  </math:msub>
                  <math:mrow>
                    <math:mo math:stretchy="false">(</math:mo>
                    <math:mrow>
                      <math:mi>Y</math:mi>
                      <math:mo math:stretchy="false">≠</math:mo>
                      <math:mi>D</math:mi>
                    </math:mrow>
                    <math:mo math:stretchy="false">)</math:mo>
                  </math:mrow>
                </math:mrow>
              </math:mfrac>
            </math:mrow>
            <math:mo math:stretchy="false">=</math:mo>
            <math:mfrac>
              <math:mrow>
                <math:mfrac>
                  <math:mn>97</math:mn>
                  <math:mn>100</math:mn>
                </math:mfrac>
                <math:mo math:stretchy="false">⋅</math:mo>
                <math:mfrac>
                  <math:mn>1</math:mn>
                  <math:mn>4</math:mn>
                </math:mfrac>
              </math:mrow>
              <math:mrow>
                <math:mn>197</math:mn>
                <math:mo math:stretchy="false">/</math:mo>
                <math:mn>200</math:mn>
              </math:mrow>
            </math:mfrac>
          </math:mrow>
          <math:mo math:stretchy="false">=</math:mo>
          <math:mfrac>
            <math:mn>97</math:mn>
            <math:mn>394</math:mn>
          </math:mfrac>
        </math:mrow>
        <math:mo math:stretchy="false">=</math:mo>
        <math:mn>0.2462</math:mn>
      </math:mrow>
    </math:mrow>
    <math:annotation math:encoding="StarMath 5.0">P_{X divides Y}(X=C divides Y&lt;&gt;D) = {P_{Y divides X}(Y&lt;&gt;D divides X=C) P_X(X=C)} over {P_Y(Y&lt;&gt;D)} = {97 over 100 cdot {1 over 4}} over {197/200} = 97 over 394 = 0.2462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i>,</math:mi>
      <math:msub>
        <math:mi>X</math:mi>
        <math:mn>2</math:mn>
      </math:msub>
      <math:mi>,</math:mi>
      <math:msub>
        <math:mi>X</math:mi>
        <math:mn>3</math:mn>
      </math:msub>
      <math:mtext> independent and uniform: </math:mtext>
      <math:msub>
        <math:mi>p</math:mi>
        <math:msub>
          <math:mi>X</math:mi>
          <math:mn>1</math:mn>
        </math:msub>
      </math:msub>
      <math:mrow>
        <math:mrow>
          <math:mo math:stretchy="false">(</math:mo>
          <math:mi>x</math:mi>
          <math:mo math:stretchy="false">)</math:mo>
        </math:mrow>
        <math:mo math:stretchy="false">=</math:mo>
        <math:msub>
          <math:mi>p</math:mi>
          <math:msub>
            <math:mi>X</math:mi>
            <math:mn>2</math:mn>
          </math:msub>
        </math:msub>
      </math:mrow>
      <math:mrow>
        <math:mrow>
          <math:mo math:stretchy="false">(</math:mo>
          <math:mi>x</math:mi>
          <math:mo math:stretchy="false">)</math:mo>
        </math:mrow>
        <math:mo math:stretchy="false">=</math:mo>
        <math:msub>
          <math:mi>p</math:mi>
          <math:msub>
            <math:mi>X</math:mi>
            <math:mn>3</math:mn>
          </math:msub>
        </math:msub>
      </math:mrow>
      <math:mrow>
        <math:mrow>
          <math:mo math:stretchy="false">(</math:mo>
          <math:mi>x</math:mi>
          <math:mo math:stretchy="false">)</math:mo>
        </math:mrow>
        <math:mo math:stretchy="false">=</math:mo>
        <math:mfenced math:open="{" math:close="}">
          <math:mrow>
            <math:mtable>
              <math:mtr>
                <math:mtd>
                  <math:mn>1</math:mn>
                </math:mtd>
                <math:mtd>
                  <math:mrow>
                    <math:mrow>
                      <math:mn>0</math:mn>
                      <math:mo math:stretchy="false">&lt;</math:mo>
                      <math:mi>x</math:mi>
                    </math:mrow>
                    <math:mo math:stretchy="false">&lt;</math:mo>
                    <math:mn>1</math:mn>
                  </math:mrow>
                </math:mtd>
              </math:mtr>
              <math:mtr>
                <math:mtd>
                  <math:mn>0</math:mn>
                </math:mtd>
                <math:mtd>
                  <math:mrow>
                    <math:mrow>
                      <math:mi>x</math:mi>
                      <math:mo math:stretchy="false">&lt;</math:mo>
                      <math:mn>0</math:mn>
                    </math:mrow>
                    <math:mtext> or </math:mtext>
                    <math:mrow>
                      <math:mi>x</math:mi>
                      <math:mo math:stretchy="false">&gt;</math:mo>
                      <math:mn>1</math:mn>
                    </math:mrow>
                  </math:mrow>
                </math:mtd>
              </math:mtr>
            </math:mtable>
            <math:mi/>
          </math:mrow>
        </math:mfenced>
      </math:mrow>
    </math:mrow>
    <math:annotation math:encoding="StarMath 5.0">X_1 , X_2 , X_3 " independent and uniform: " p_{X_1}(x) = p_{X_2}(x) = p_{X_3}(x) = left lbrace matrix{1 # 0 &lt; x &lt; 1 ## 0 # x &lt; 0 " or " x &gt; 1} ~~~~~~~~~~~~~~~~~~~~~~~~~~~~~~~~~~~~~~~~~~~~~~~~~~~~~~~~~~~~~~~~~~~~~~~~~~~~~ right rbrace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text>Let </math:mtext>
      <math:mrow>
        <math:mi>X</math:mi>
        <math:mo math:stretchy="false">=</math:mo>
        <math:msub>
          <math:mi>X</math:mi>
          <math:mn>1</math:mn>
        </math:msub>
      </math:mrow>
      <math:mi>,</math:mi>
      <math:mi/>
      <math:mrow>
        <math:mi>Y</math:mi>
        <math:mo math:stretchy="false">=</math:mo>
        <math:msub>
          <math:mi>X</math:mi>
          <math:mn>2</math:mn>
        </math:msub>
      </math:mrow>
      <math:mi>,</math:mi>
      <math:mtext> and </math:mtext>
      <math:mrow>
        <math:mi>Z</math:mi>
        <math:mo math:stretchy="false">=</math:mo>
        <math:mrow>
          <math:mi>X</math:mi>
          <math:mo math:stretchy="false">+</math:mo>
          <math:mi>Y</math:mi>
        </math:mrow>
      </math:mrow>
    </math:mrow>
    <math:annotation math:encoding="StarMath 5.0">"Let " X = X_1 ,` Y = X_2 , " and " Z = X + Y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Z</math:mi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sub>
            <math:mi>p</math:mi>
            <math:mi>X</math:mi>
          </math:msub>
        </math:mrow>
      </math:mrow>
      <math:mrow>
        <math:mo math:stretchy="false">(</math:mo>
        <math:mi>x</math:mi>
        <math:mo math:stretchy="false">)</math:mo>
      </math:mrow>
      <math:msub>
        <math:mi>p</math:mi>
        <math:mi>Y</math:mi>
      </math:msub>
      <math:mrow>
        <math:mo math:stretchy="false">(</math:mo>
        <math:mrow>
          <math:mi>z</math:mi>
          <math:mo math:stretchy="false">−</math:mo>
          <math:mi>x</math:mi>
        </math:mrow>
        <math:mo math:stretchy="false">)</math:mo>
      </math:mrow>
      <math:mi math:fontstyle="italic">dx</math:mi>
    </math:mrow>
    <math:annotation math:encoding="StarMath 5.0">p_Z(z) = int_{-infinity}^infinity p_X(x) p_Y(z-x) dx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row>
          <math:mn>0</math:mn>
          <math:mo math:stretchy="false">&lt;</math:mo>
          <math:mi>z</math:mi>
        </math:mrow>
        <math:mo math:stretchy="false">&lt;</math:mo>
        <math:mn>1,</math:mn>
      </math:mrow>
      <math:mi/>
      <math:msub>
        <math:mi>p</math:mi>
        <math:mi>Z</math:mi>
      </math:msub>
      <math:mrow>
        <math:mrow>
          <math:mrow>
            <math:mo math:stretchy="false">(</math:mo>
            <math:mi>z</math:mi>
            <math:mo math:stretchy="false">)</math:mo>
          </math:mrow>
          <math:mo math:stretchy="false">=</math:mo>
          <math:mrow>
            <math:msubsup>
              <math:mo math:stretchy="false">∫</math:mo>
              <math:mn>0</math:mn>
              <math:mi>z</math:mi>
            </math:msubsup>
            <math:mi math:fontstyle="italic">dx</math:mi>
          </math:mrow>
        </math:mrow>
        <math:mo math:stretchy="false">=</math:mo>
        <math:mi>z</math:mi>
      </math:mrow>
    </math:mrow>
    <math:annotation math:encoding="StarMath 5.0">"For " 0 &lt; z &lt; 1,` p_Z(z) = int_0^z dx = z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row>
          <math:mn>1</math:mn>
          <math:mo math:stretchy="false">&lt;</math:mo>
          <math:mi>z</math:mi>
        </math:mrow>
        <math:mo math:stretchy="false">&lt;</math:mo>
        <math:mn>2,</math:mn>
      </math:mrow>
      <math:mi/>
      <math:msub>
        <math:mi>p</math:mi>
        <math:mi>Z</math:mi>
      </math:msub>
      <math:mrow>
        <math:mrow>
          <math:mrow>
            <math:mo math:stretchy="false">(</math:mo>
            <math:mi>z</math:mi>
            <math:mo math:stretchy="false">)</math:mo>
          </math:mrow>
          <math:mo math:stretchy="false">=</math:mo>
          <math:mrow>
            <math:msubsup>
              <math:mo math:stretchy="false">∫</math:mo>
              <math:mrow>
                <math:mi>z</math:mi>
                <math:mo math:stretchy="false">−</math:mo>
                <math:mn>1</math:mn>
              </math:mrow>
              <math:mn>1</math:mn>
            </math:msubsup>
            <math:mi math:fontstyle="italic">dx</math:mi>
          </math:mrow>
        </math:mrow>
        <math:mo math:stretchy="false">=</math:mo>
        <math:mrow>
          <math:mn>2</math:mn>
          <math:mo math:stretchy="false">−</math:mo>
          <math:mi>z</math:mi>
        </math:mrow>
      </math:mrow>
    </math:mrow>
    <math:annotation math:encoding="StarMath 5.0">"For " 1 &lt; z &lt; 2,` p_Z(z) = int_{z-1}^1 dx = 2 - z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Z</math:mi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fenced math:open="{" math:close="}">
          <math:mrow>
            <math:mtable>
              <math:mtr>
                <math:mtd>
                  <math:mi>z</math:mi>
                </math:mtd>
                <math:mtd>
                  <math:mrow>
                    <math:mrow>
                      <math:mn>0</math:mn>
                      <math:mo math:stretchy="false">&lt;</math:mo>
                      <math:mi>z</math:mi>
                    </math:mrow>
                    <math:mo math:stretchy="false">&lt;</math:mo>
                    <math:mn>1</math:mn>
                  </math:mrow>
                </math:mtd>
              </math:mtr>
              <math:mtr>
                <math:mtd>
                  <math:mrow>
                    <math:mn>2</math:mn>
                    <math:mo math:stretchy="false">−</math:mo>
                    <math:mi>z</math:mi>
                  </math:mrow>
                </math:mtd>
                <math:mtd>
                  <math:mrow>
                    <math:mrow>
                      <math:mn>1</math:mn>
                      <math:mo math:stretchy="false">&lt;</math:mo>
                      <math:mi>z</math:mi>
                    </math:mrow>
                    <math:mo math:stretchy="false">&lt;</math:mo>
                    <math:mn>2</math:mn>
                  </math:mrow>
                </math:mtd>
              </math:mtr>
              <math:mtr>
                <math:mtd>
                  <math:mn>0</math:mn>
                </math:mtd>
                <math:mtd>
                  <math:mrow>
                    <math:mrow>
                      <math:mi>z</math:mi>
                      <math:mo math:stretchy="false">&lt;</math:mo>
                      <math:mn>0</math:mn>
                    </math:mrow>
                    <math:mtext> or </math:mtext>
                    <math:mrow>
                      <math:mi>z</math:mi>
                      <math:mo math:stretchy="false">&gt;</math:mo>
                      <math:mn>2</math:mn>
                    </math:mrow>
                  </math:mrow>
                </math:mtd>
              </math:mtr>
            </math:mtable>
            <math:mi/>
          </math:mrow>
        </math:mfenced>
      </math:mrow>
    </math:mrow>
    <math:annotation math:encoding="StarMath 5.0">p_Z(z) = left lbrace matrix{z # 0 &lt; z &lt; 1 ## 2 - z # 1 &lt; z &lt; 2 ## 0 # z &lt; 0 " or " z &gt; 2} ~~~~~~~~~~~~~~~~~~~~~~~~~~~~~~~~~~~~~~~~~~~~~~~~~~~~~~~~~~~~~~~~~~~~~~~~~~~~~~~~~~~~~~~~~ right rbrace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text>Only three doors for host to open so </math:mtext>
      <math:mi>P</math:mi>
      <math:mrow>
        <math:mrow>
          <math:mo math:stretchy="false">(</math:mo>
          <math:mrow>
            <math:msub>
              <math:mi>H</math:mi>
              <math:mi>x</math:mi>
            </math:msub>
            <math:mo math:stretchy="false">∣</math:mo>
            <math:msub>
              <math:mi>C</math:mi>
              <math:mi>y</math:mi>
            </math:msub>
          </math:mrow>
          <math:mo math:stretchy="false">)</math:mo>
        </math:mrow>
        <math:mo math:stretchy="false">+</math:mo>
        <math:mi>P</math:mi>
      </math:mrow>
      <math:mrow>
        <math:mrow>
          <math:mo math:stretchy="false">(</math:mo>
          <math:mrow>
            <math:msub>
              <math:mi>H</math:mi>
              <math:mi>y</math:mi>
            </math:msub>
            <math:mo math:stretchy="false">∣</math:mo>
            <math:msub>
              <math:mi>C</math:mi>
              <math:mi>y</math:mi>
            </math:msub>
          </math:mrow>
          <math:mo math:stretchy="false">)</math:mo>
        </math:mrow>
        <math:mo math:stretchy="false">+</math:mo>
        <math:mi>P</math:mi>
      </math:mrow>
      <math:mrow>
        <math:mrow>
          <math:mo math:stretchy="false">(</math:mo>
          <math:mrow>
            <math:msub>
              <math:mi>H</math:mi>
              <math:mi>z</math:mi>
            </math:msub>
            <math:mo math:stretchy="false">∣</math:mo>
            <math:msub>
              <math:mi>C</math:mi>
              <math:mi>y</math:mi>
            </math:msub>
          </math:mrow>
          <math:mo math:stretchy="false">)</math:mo>
        </math:mrow>
        <math:mo math:stretchy="false">=</math:mo>
        <math:mn>1</math:mn>
      </math:mrow>
    </math:mrow>
    <math:annotation math:encoding="StarMath 5.0">"Only three doors for host to open so " P(H_x divides C_y) + P(H_y divides C_y) + P(H_z divides C_y) = 1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Now let </math:mtext>
      <math:mrow>
        <math:mi>X</math:mi>
        <math:mo math:stretchy="false">=</math:mo>
        <math:mrow>
          <math:msub>
            <math:mi>X</math:mi>
            <math:mn>1</math:mn>
          </math:msub>
          <math:mo math:stretchy="false">+</math:mo>
          <math:msub>
            <math:mi>X</math:mi>
            <math:mn>2</math:mn>
          </math:msub>
        </math:mrow>
      </math:mrow>
      <math:mi>,</math:mi>
      <math:mi/>
      <math:mrow>
        <math:mi>Y</math:mi>
        <math:mo math:stretchy="false">=</math:mo>
        <math:msub>
          <math:mi>X</math:mi>
          <math:mn>3</math:mn>
        </math:msub>
      </math:mrow>
      <math:mi>,</math:mi>
      <math:mtext> and </math:mtext>
      <math:mrow>
        <math:mi>Z</math:mi>
        <math:mo math:stretchy="false">=</math:mo>
        <math:mrow>
          <math:mi>X</math:mi>
          <math:mo math:stretchy="false">+</math:mo>
          <math:mi>Y</math:mi>
        </math:mrow>
      </math:mrow>
    </math:mrow>
    <math:annotation math:encoding="StarMath 5.0">"Now let " X = X_1 + X_2 ,` Y = X_3 , " and " Z = X + Y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Z</math:mi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subsup>
          <math:msub>
            <math:mi>p</math:mi>
            <math:mi>X</math:mi>
          </math:msub>
        </math:mrow>
      </math:mrow>
      <math:mrow>
        <math:mo math:stretchy="false">(</math:mo>
        <math:mi>x</math:mi>
        <math:mo math:stretchy="false">)</math:mo>
      </math:mrow>
      <math:msub>
        <math:mi>p</math:mi>
        <math:mi>Y</math:mi>
      </math:msub>
      <math:mrow>
        <math:mo math:stretchy="false">(</math:mo>
        <math:mrow>
          <math:mi>z</math:mi>
          <math:mo math:stretchy="false">−</math:mo>
          <math:mi>x</math:mi>
        </math:mrow>
        <math:mo math:stretchy="false">)</math:mo>
      </math:mrow>
      <math:mi math:fontstyle="italic">dx</math:mi>
    </math:mrow>
    <math:annotation math:encoding="StarMath 5.0">p_Z(z) = int_{-infinity}^infinity p_X(x) p_Y(z-x) dx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row>
          <math:mn>0</math:mn>
          <math:mo math:stretchy="false">&lt;</math:mo>
          <math:mi>z</math:mi>
        </math:mrow>
        <math:mo math:stretchy="false">&lt;</math:mo>
        <math:mn>1,</math:mn>
      </math:mrow>
      <math:mi/>
      <math:msub>
        <math:mi>p</math:mi>
        <math:mi>Z</math:mi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row>
          <math:msubsup>
            <math:mo math:stretchy="false">∫</math:mo>
            <math:mn>0</math:mn>
            <math:mi>z</math:mi>
          </math:msubsup>
          <math:mi>x</math:mi>
        </math:mrow>
      </math:mrow>
      <math:mrow>
        <math:mi math:fontstyle="italic">dx</math:mi>
        <math:mo math:stretchy="false">=</math:mo>
        <math:mfrac>
          <math:msup>
            <math:mi>z</math:mi>
            <math:mn>2</math:mn>
          </math:msup>
          <math:mn>2</math:mn>
        </math:mfrac>
      </math:mrow>
    </math:mrow>
    <math:annotation math:encoding="StarMath 5.0">"For " 0 &lt; z &lt; 1,` p_Z(z) = int_0^z x dx = z^2 over 2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row>
          <math:mn>1</math:mn>
          <math:mo math:stretchy="false">&lt;</math:mo>
          <math:mi>z</math:mi>
        </math:mrow>
        <math:mo math:stretchy="false">&lt;</math:mo>
        <math:mn>2,</math:mn>
      </math:mrow>
      <math:mi/>
      <math:msub>
        <math:mi>p</math:mi>
        <math:mi>Z</math:mi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row>
          <math:msubsup>
            <math:mo math:stretchy="false">∫</math:mo>
            <math:mrow>
              <math:mi>z</math:mi>
              <math:mo math:stretchy="false">−</math:mo>
              <math:mn>1</math:mn>
            </math:mrow>
            <math:mn>1</math:mn>
          </math:msubsup>
          <math:mi>x</math:mi>
        </math:mrow>
      </math:mrow>
      <math:mrow>
        <math:mi math:fontstyle="italic">dx</math:mi>
        <math:mo math:stretchy="false">+</math:mo>
        <math:mrow>
          <math:msubsup>
            <math:mo math:stretchy="false">∫</math:mo>
            <math:mn>1</math:mn>
            <math:mi>z</math:mi>
          </math:msubsup>
          <math:mrow>
            <math:mo math:stretchy="false">(</math:mo>
            <math:mrow>
              <math:mn>2</math:mn>
              <math:mo math:stretchy="false">−</math:mo>
              <math:mi>x</math:mi>
            </math:mrow>
            <math:mo math:stretchy="false">)</math:mo>
          </math:mrow>
        </math:mrow>
      </math:mrow>
      <math:mrow>
        <math:mi math:fontstyle="italic">dx</math:mi>
        <math:mo math:stretchy="false">=</math:mo>
        <math:mrow>
          <math:mrow>
            <math:mfrac>
              <math:mn>1</math:mn>
              <math:mn>2</math:mn>
            </math:mfrac>
            <math:mo math:stretchy="false">−</math:mo>
            <math:mfrac>
              <math:msup>
                <math:mrow>
                  <math:mo math:stretchy="false">(</math:mo>
                  <math:mrow>
                    <math:mi>z</math:mi>
                    <math:mo math:stretchy="false">−</math:mo>
                    <math:mn>1</math:mn>
                  </math:mrow>
                  <math:mo math:stretchy="false">)</math:mo>
                </math:mrow>
                <math:mn>2</math:mn>
              </math:msup>
              <math:mn>2</math:mn>
            </math:mfrac>
          </math:mrow>
          <math:mo math:stretchy="false">+</math:mo>
          <math:mn>2</math:mn>
        </math:mrow>
      </math:mrow>
      <math:mrow>
        <math:mrow>
          <math:mrow>
            <math:mrow>
              <math:mi>z</math:mi>
              <math:mo math:stretchy="false">−</math:mo>
              <math:mfrac>
                <math:msup>
                  <math:mi>z</math:mi>
                  <math:mn>2</math:mn>
                </math:msup>
                <math:mn>2</math:mn>
              </math:mfrac>
            </math:mrow>
            <math:mo math:stretchy="false">−</math:mo>
            <math:mn>2</math:mn>
          </math:mrow>
          <math:mo math:stretchy="false">+</math:mo>
          <math:mfrac>
            <math:mn>1</math:mn>
            <math:mn>2</math:mn>
          </math:mfrac>
        </math:mrow>
        <math:mo math:stretchy="false">=</math:mo>
        <math:mrow>
          <math:mrow>
            <math:mo math:stretchy="false">−</math:mo>
            <math:msup>
              <math:mi>z</math:mi>
              <math:mn>2</math:mn>
            </math:msup>
          </math:mrow>
          <math:mo math:stretchy="false">+</math:mo>
          <math:mn>3</math:mn>
        </math:mrow>
      </math:mrow>
      <math:mrow>
        <math:mi>z</math:mi>
        <math:mo math:stretchy="false">−</math:mo>
        <math:mfrac>
          <math:mn>3</math:mn>
          <math:mn>2</math:mn>
        </math:mfrac>
      </math:mrow>
    </math:mrow>
    <math:annotation math:encoding="StarMath 5.0">"For " 1 &lt; z &lt; 2,` p_Z(z) = int_{z-1}^1 x dx + int_1^z (2 - x) dx = 1 over 2 - (z - 1)^2 over 2 + 2 z - z^2 over 2 - 2 + 1 over 2 = -z^2 + 3 z - 3 over 2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row>
          <math:mn>2</math:mn>
          <math:mo math:stretchy="false">&lt;</math:mo>
          <math:mi>z</math:mi>
        </math:mrow>
        <math:mo math:stretchy="false">&lt;</math:mo>
        <math:mn>3,</math:mn>
      </math:mrow>
      <math:mi/>
      <math:msub>
        <math:mi>p</math:mi>
        <math:mi>Z</math:mi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row>
          <math:msubsup>
            <math:mo math:stretchy="false">∫</math:mo>
            <math:mrow>
              <math:mi>z</math:mi>
              <math:mo math:stretchy="false">−</math:mo>
              <math:mn>1</math:mn>
            </math:mrow>
            <math:mn>2</math:mn>
          </math:msubsup>
          <math:mrow>
            <math:mo math:stretchy="false">(</math:mo>
            <math:mrow>
              <math:mn>2</math:mn>
              <math:mo math:stretchy="false">−</math:mo>
              <math:mi>x</math:mi>
            </math:mrow>
            <math:mo math:stretchy="false">)</math:mo>
          </math:mrow>
        </math:mrow>
      </math:mrow>
      <math:mrow>
        <math:mi math:fontstyle="italic">dx</math:mi>
        <math:mo math:stretchy="false">=</math:mo>
        <math:mrow>
          <math:mrow>
            <math:mn>4</math:mn>
            <math:mo math:stretchy="false">−</math:mo>
            <math:mn>2</math:mn>
          </math:mrow>
          <math:mo math:stretchy="false">−</math:mo>
          <math:mn>2</math:mn>
        </math:mrow>
      </math:mrow>
      <math:mrow>
        <math:mrow>
          <math:mrow>
            <math:mrow>
              <math:mo math:stretchy="false">(</math:mo>
              <math:mrow>
                <math:mi>z</math:mi>
                <math:mo math:stretchy="false">−</math:mo>
                <math:mn>1</math:mn>
              </math:mrow>
              <math:mo math:stretchy="false">)</math:mo>
            </math:mrow>
            <math:mo math:stretchy="false">+</math:mo>
            <math:mfrac>
              <math:msup>
                <math:mrow>
                  <math:mo math:stretchy="false">(</math:mo>
                  <math:mrow>
                    <math:mi>z</math:mi>
                    <math:mo math:stretchy="false">−</math:mo>
                    <math:mn>1</math:mn>
                  </math:mrow>
                  <math:mo math:stretchy="false">)</math:mo>
                </math:mrow>
                <math:mn>2</math:mn>
              </math:msup>
              <math:mn>2</math:mn>
            </math:mfrac>
          </math:mrow>
          <math:mo math:stretchy="false">=</math:mo>
          <math:mfrac>
            <math:mrow>
              <math:mrow>
                <math:msup>
                  <math:mi>z</math:mi>
                  <math:mn>2</math:mn>
                </math:msup>
                <math:mo math:stretchy="false">−</math:mo>
                <math:mn>6</math:mn>
              </math:mrow>
              <math:mrow>
                <math:mi>z</math:mi>
                <math:mo math:stretchy="false">+</math:mo>
                <math:mn>9</math:mn>
              </math:mrow>
            </math:mrow>
            <math:mn>2</math:mn>
          </math:mfrac>
        </math:mrow>
        <math:mo math:stretchy="false">=</math:mo>
        <math:mfrac>
          <math:msup>
            <math:mrow>
              <math:mo math:stretchy="false">(</math:mo>
              <math:mrow>
                <math:mi>z</math:mi>
                <math:mo math:stretchy="false">−</math:mo>
                <math:mn>3</math:mn>
              </math:mrow>
              <math:mo math:stretchy="false">)</math:mo>
            </math:mrow>
            <math:mn>2</math:mn>
          </math:msup>
          <math:mn>2</math:mn>
        </math:mfrac>
      </math:mrow>
    </math:mrow>
    <math:annotation math:encoding="StarMath 5.0">"For " 2 &lt; z &lt; 3,` p_Z(z) = int_{z-1}^2 (2 - x) dx = 4 - 2 - 2 (z-1) + (z-1)^2 over 2 = {z^2 - 6 z + 9} over 2 = (z-3)^2 over 2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Z</math:mi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fenced math:open="{" math:close="}">
          <math:mrow>
            <math:mtable>
              <math:mtr>
                <math:mtd>
                  <math:mrow>
                    <math:msup>
                      <math:mi>z</math:mi>
                      <math:mn>2</math:mn>
                    </math:msup>
                    <math:mo math:stretchy="false">/</math:mo>
                    <math:mn>2</math:mn>
                  </math:mrow>
                </math:mtd>
                <math:mtd>
                  <math:mrow>
                    <math:mrow>
                      <math:mn>0</math:mn>
                      <math:mo math:stretchy="false">&lt;</math:mo>
                      <math:mi>z</math:mi>
                    </math:mrow>
                    <math:mo math:stretchy="false">&lt;</math:mo>
                    <math:mn>1</math:mn>
                  </math:mrow>
                </math:mtd>
              </math:mtr>
              <math:mtr>
                <math:mtd>
                  <math:mrow>
                    <math:mrow>
                      <math:mrow>
                        <math:mo math:stretchy="false">−</math:mo>
                        <math:msup>
                          <math:mi>z</math:mi>
                          <math:mn>2</math:mn>
                        </math:msup>
                      </math:mrow>
                      <math:mo math:stretchy="false">+</math:mo>
                      <math:mn>3</math:mn>
                    </math:mrow>
                    <math:mrow>
                      <math:mi>z</math:mi>
                      <math:mo math:stretchy="false">−</math:mo>
                      <math:mrow>
                        <math:mn>3</math:mn>
                        <math:mo math:stretchy="false">/</math:mo>
                        <math:mn>2</math:mn>
                      </math:mrow>
                    </math:mrow>
                  </math:mrow>
                </math:mtd>
                <math:mtd>
                  <math:mrow>
                    <math:mrow>
                      <math:mn>1</math:mn>
                      <math:mo math:stretchy="false">&lt;</math:mo>
                      <math:mi>z</math:mi>
                    </math:mrow>
                    <math:mo math:stretchy="false">&lt;</math:mo>
                    <math:mn>2</math:mn>
                  </math:mrow>
                </math:mtd>
              </math:mtr>
              <math:mtr>
                <math:mtd>
                  <math:mrow>
                    <math:msup>
                      <math:mrow>
                        <math:mo math:stretchy="false">(</math:mo>
                        <math:mrow>
                          <math:mi>z</math:mi>
                          <math:mo math:stretchy="false">−</math:mo>
                          <math:mn>3</math:mn>
                        </math:mrow>
                        <math:mo math:stretchy="false">)</math:mo>
                      </math:mrow>
                      <math:mn>2</math:mn>
                    </math:msup>
                    <math:mo math:stretchy="false">/</math:mo>
                    <math:mn>2</math:mn>
                  </math:mrow>
                </math:mtd>
                <math:mtd>
                  <math:mrow>
                    <math:mrow>
                      <math:mn>2</math:mn>
                      <math:mo math:stretchy="false">&lt;</math:mo>
                      <math:mi>z</math:mi>
                    </math:mrow>
                    <math:mo math:stretchy="false">&lt;</math:mo>
                    <math:mn>3</math:mn>
                  </math:mrow>
                </math:mtd>
              </math:mtr>
              <math:mtr>
                <math:mtd>
                  <math:mn>0</math:mn>
                </math:mtd>
                <math:mtd>
                  <math:mrow>
                    <math:mrow>
                      <math:mi>z</math:mi>
                      <math:mo math:stretchy="false">&lt;</math:mo>
                      <math:mn>0</math:mn>
                    </math:mrow>
                    <math:mtext> or </math:mtext>
                    <math:mrow>
                      <math:mi>z</math:mi>
                      <math:mo math:stretchy="false">&gt;</math:mo>
                      <math:mn>3</math:mn>
                    </math:mrow>
                  </math:mrow>
                </math:mtd>
              </math:mtr>
            </math:mtable>
            <math:mi/>
          </math:mrow>
        </math:mfenced>
      </math:mrow>
    </math:mrow>
    <math:annotation math:encoding="StarMath 5.0">p_Z(z) = left lbrace matrix{z^2/2 # 0 &lt; z &lt; 1 ## -z^2 + 3 z - 3/2 # 1 &lt; z &lt; 2 ## (z-3)^2 / 2 # 2 &lt; z &lt; 3 ## 0 # z &lt; 0 " or " z &gt; 3} ~~~~~~~~~~~~~~~~~~~~~~~~~~~~~~~~~~~~~~~~~~~~~~~~~~~~~~~~~~~~~~~~~~~~~~~~~~~~~~~~~~~~~~~~~ right rbrace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~</math:mo>
        <math:mi>N</math:mi>
      </math:mrow>
      <math:mrow>
        <math:mo math:stretchy="false">(</math:mo>
        <math:mrow>
          <math:msub>
            <math:mi>m</math:mi>
            <math:mi>X</math:mi>
          </math:msub>
          <math:mi>,</math:mi>
          <math:msubsup>
            <math:mo math:stretchy="false">σ</math:mo>
            <math:mi>X</math:mi>
            <math:mn>2</math:mn>
          </math:msubsup>
        </math:mrow>
        <math:mo math:stretchy="false">)</math:mo>
      </math:mrow>
      <math:mi>,</math:mi>
      <math:mi/>
      <math:mrow>
        <math:mi>Y</math:mi>
        <math:mo math:stretchy="false">~</math:mo>
        <math:mi>N</math:mi>
      </math:mrow>
      <math:mrow>
        <math:mo math:stretchy="false">(</math:mo>
        <math:mrow>
          <math:msub>
            <math:mi>m</math:mi>
            <math:mi>Y</math:mi>
          </math:msub>
          <math:mi>,</math:mi>
          <math:msubsup>
            <math:mo math:stretchy="false">σ</math:mo>
            <math:mi>Y</math:mi>
            <math:mn>2</math:mn>
          </math:msubsup>
        </math:mrow>
        <math:mo math:stretchy="false">)</math:mo>
      </math:mrow>
      <math:mtext> independent</math:mtext>
    </math:mrow>
    <math:annotation math:encoding="StarMath 5.0">X sim  N(m_X , %sigma_X^2) ,` Y sim  N(m_Y , %sigma_Y^2) " independent"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X</math:mi>
      </math:msub>
      <math:mrow>
        <math:mrow>
          <math:mo math:stretchy="false">(</math:mo>
          <math:mrow>
            <math:mi>j</math:mi>
            <math:mo math:stretchy="false">ω</math:mo>
          </math:mrow>
          <math:mo math:stretchy="false">)</math:mo>
        </math:mrow>
        <math:mo math:stretchy="false">=</math:mo>
        <math:mo math:stretchy="false"></math:mo>
      </math:mrow>
      <math:mrow>
        <math:mrow>
          <math:mo math:stretchy="false">{</math:mo>
          <math:mrow>
            <math:msub>
              <math:mi>p</math:mi>
              <math:mi>X</math:mi>
            </math:msub>
            <math:mrow>
              <math:mo math:stretchy="false">(</math:mo>
              <math:mrow>
                <math:mtext/>
                <math:mo math:stretchy="false">⋅</math:mo>
                <math:mtext/>
              </math:mrow>
              <math:mo math:stretchy="false">)</math:mo>
            </math:mrow>
          </math:mrow>
          <math:mo math:stretchy="false">}</math:mo>
        </math:mrow>
        <math:mo math:stretchy="false">=</math:mo>
        <math:mi>E</math:mi>
      </math:mrow>
      <math:mrow>
        <math:mrow>
          <math:mo math:stretchy="false">{</math:mo>
          <math:msup>
            <math:mi>e</math:mi>
            <math:mrow>
              <math:mrow>
                <math:mo math:stretchy="false">−</math:mo>
                <math:mi>j</math:mi>
              </math:mrow>
              <math:mo math:stretchy="false">ω</math:mo>
              <math:mi>X</math:mi>
            </math:mrow>
          </math:msup>
          <math:mo math:stretchy="false">}</math:mo>
        </math:mrow>
        <math:mo math:stretchy="false">=</math:mo>
        <math:mi>exp</math:mi>
      </math:mrow>
      <math:mfenced math:open="" math:close="">
        <math:mrow>
          <math:mi>j</math:mi>
          <math:mo math:stretchy="false">ω</math:mo>
          <math:mrow>
            <math:msub>
              <math:mi>m</math:mi>
              <math:mi>X</math:mi>
            </math:msub>
            <math:mo math:stretchy="false">−</math:mo>
            <math:mfrac>
              <math:mrow>
                <math:msubsup>
                  <math:mo math:stretchy="false">σ</math:mo>
                  <math:mi>X</math:mi>
                  <math:mn>2</math:mn>
                </math:msubsup>
                <math:msup>
                  <math:mo math:stretchy="false">ω</math:mo>
                  <math:mn>2</math:mn>
                </math:msup>
              </math:mrow>
              <math:mn>2</math:mn>
            </math:mfrac>
          </math:mrow>
        </math:mrow>
      </math:mfenced>
    </math:mrow>
    <math:annotation math:encoding="StarMath 5.0">P_X(j %omega) = %scriptf lbrace p_X(""cdot"") rbrace = E lbrace e^{-j %omega X} rbrace = exp left ( j %omega m_X - {%sigma_X^2 %omega^2} over 2 right )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i>Z</math:mi>
        <math:mo math:stretchy="false">=</math:mo>
        <math:mrow>
          <math:mi>X</math:mi>
          <math:mo math:stretchy="false">+</math:mo>
          <math:mi>Y</math:mi>
        </math:mrow>
      </math:mrow>
      <math:mi>,</math:mi>
      <math:mi/>
      <math:msub>
        <math:mi>P</math:mi>
        <math:mi>Z</math:mi>
      </math:msub>
      <math:mrow>
        <math:mrow>
          <math:mo math:stretchy="false">(</math:mo>
          <math:mrow>
            <math:mi>j</math:mi>
            <math:mo math:stretchy="false">ω</math:mo>
          </math:mrow>
          <math:mo math:stretchy="false">)</math:mo>
        </math:mrow>
        <math:mo math:stretchy="false">=</math:mo>
        <math:mo math:stretchy="false"></math:mo>
      </math:mrow>
      <math:mrow>
        <math:mrow>
          <math:mo math:stretchy="false">{</math:mo>
          <math:mrow>
            <math:msub>
              <math:mi>p</math:mi>
              <math:mi>Z</math:mi>
            </math:msub>
            <math:mrow>
              <math:mo math:stretchy="false">(</math:mo>
              <math:mrow>
                <math:mtext/>
                <math:mo math:stretchy="false">⋅</math:mo>
                <math:mtext/>
              </math:mrow>
              <math:mo math:stretchy="false">)</math:mo>
            </math:mrow>
          </math:mrow>
          <math:mo math:stretchy="false">}</math:mo>
        </math:mrow>
        <math:mo math:stretchy="false">=</math:mo>
        <math:mi>E</math:mi>
      </math:mrow>
      <math:mrow>
        <math:mrow>
          <math:mo math:stretchy="false">{</math:mo>
          <math:msup>
            <math:mi>e</math:mi>
            <math:mrow>
              <math:mrow>
                <math:mo math:stretchy="false">−</math:mo>
                <math:mi>j</math:mi>
              </math:mrow>
              <math:mo math:stretchy="false">ω</math:mo>
              <math:mi>Z</math:mi>
            </math:mrow>
          </math:msup>
          <math:mo math:stretchy="false">}</math:mo>
        </math:mrow>
        <math:mo math:stretchy="false">=</math:mo>
        <math:mi>E</math:mi>
      </math:mrow>
      <math:mrow>
        <math:mrow>
          <math:mo math:stretchy="false">{</math:mo>
          <math:msup>
            <math:mi>e</math:mi>
            <math:mrow>
              <math:mrow>
                <math:mo math:stretchy="false">−</math:mo>
                <math:mi>j</math:mi>
              </math:mrow>
              <math:mo math:stretchy="false">ω</math:mo>
              <math:mrow>
                <math:mo math:stretchy="false">(</math:mo>
                <math:mrow>
                  <math:mi>X</math:mi>
                  <math:mo math:stretchy="false">+</math:mo>
                  <math:mi>Y</math:mi>
                </math:mrow>
                <math:mo math:stretchy="false">)</math:mo>
              </math:mrow>
            </math:mrow>
          </math:msup>
          <math:mo math:stretchy="false">}</math:mo>
        </math:mrow>
        <math:mo math:stretchy="false">=</math:mo>
        <math:mi>E</math:mi>
      </math:mrow>
      <math:mrow>
        <math:mo math:stretchy="false">{</math:mo>
        <math:msup>
          <math:mi>e</math:mi>
          <math:mrow>
            <math:mrow>
              <math:mo math:stretchy="false">−</math:mo>
              <math:mi>j</math:mi>
            </math:mrow>
            <math:mo math:stretchy="false">ω</math:mo>
            <math:mi>X</math:mi>
          </math:mrow>
        </math:msup>
        <math:mo math:stretchy="false">}</math:mo>
      </math:mrow>
      <math:mi>E</math:mi>
      <math:mrow>
        <math:mo math:stretchy="false">{</math:mo>
        <math:msup>
          <math:mi>e</math:mi>
          <math:mrow>
            <math:mrow>
              <math:mo math:stretchy="false">−</math:mo>
              <math:mi>j</math:mi>
            </math:mrow>
            <math:mo math:stretchy="false">ω</math:mo>
            <math:mi>Y</math:mi>
          </math:mrow>
        </math:msup>
        <math:mo math:stretchy="false">}</math:mo>
      </math:mrow>
      <math:mtext> by independence</math:mtext>
    </math:mrow>
    <math:annotation math:encoding="StarMath 5.0">Z = X + Y,` P_Z(j %omega) = %scriptf lbrace p_Z(""cdot"") rbrace = E lbrace e^{-j %omega Z} rbrace = E lbrace e^{-j %omega (X + Y)} rbrace = E lbrace e^{-j %omega X} rbrace E lbrace e^{-j %omega Y} rbrace " by independence"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Λ</math:mo>
          <math:mi math:fontstyle="italic">XY</math:mi>
        </math:msub>
        <math:mo math:stretchy="false">=</math:mo>
        <math:mi>E</math:mi>
      </math:mrow>
      <math:mrow>
        <math:mrow>
          <math:mo math:stretchy="false">{</math:mo>
          <math:mrow>
            <math:mrow>
              <math:mo math:stretchy="false">(</math:mo>
              <math:mrow>
                <math:mi>X</math:mi>
                <math:mo math:stretchy="false">−</math:mo>
                <math:msub>
                  <math:mi>m</math:mi>
                  <math:mi>X</math:mi>
                </math:msub>
              </math:mrow>
              <math:mo math:stretchy="false">)</math:mo>
            </math:mrow>
            <math:mrow>
              <math:mo math:stretchy="false">(</math:mo>
              <math:mrow>
                <math:mi>Y</math:mi>
                <math:mo math:stretchy="false">−</math:mo>
                <math:msub>
                  <math:mi>m</math:mi>
                  <math:mi>Y</math:mi>
                </math:msub>
              </math:mrow>
              <math:mo math:stretchy="false">)</math:mo>
            </math:mrow>
          </math:mrow>
          <math:mo math:stretchy="false">}</math:mo>
        </math:mrow>
        <math:mo math:stretchy="false">=</math:mo>
        <math:mi>E</math:mi>
      </math:mrow>
      <math:mrow>
        <math:mo math:stretchy="false">{</math:mo>
        <math:mrow>
          <math:mrow>
            <math:mo math:stretchy="false">(</math:mo>
            <math:mrow>
              <math:mi>X</math:mi>
              <math:mo math:stretchy="false">−</math:mo>
              <math:msub>
                <math:mi>m</math:mi>
                <math:mi>X</math:mi>
              </math:msub>
            </math:mrow>
            <math:mo math:stretchy="false">)</math:mo>
          </math:mrow>
          <math:mrow>
            <math:mo math:stretchy="false">(</math:mo>
            <math:mrow>
              <math:mrow>
                <math:mrow>
                  <math:mi>X</math:mi>
                  <math:mo math:stretchy="false">+</math:mo>
                  <math:msub>
                    <math:mi>V</math:mi>
                    <math:mn>1</math:mn>
                  </math:msub>
                </math:mrow>
                <math:mo math:stretchy="false">−</math:mo>
                <math:msub>
                  <math:mi>m</math:mi>
                  <math:mi>X</math:mi>
                </math:msub>
              </math:mrow>
              <math:mo math:stretchy="false">−</math:mo>
              <math:msub>
                <math:mi>m</math:mi>
                <math:msub>
                  <math:mi>V</math:mi>
                  <math:mn>1</math:mn>
                </math:msub>
              </math:msub>
            </math:mrow>
            <math:mo math:stretchy="false">)</math:mo>
          </math:mrow>
        </math:mrow>
        <math:mo math:stretchy="false">}</math:mo>
      </math:mrow>
    </math:mrow>
    <math:annotation math:encoding="StarMath 5.0">%LAMBDA_XY = E lbrace (X - m_X) (Y - m_Y) rbrace = E lbrace (X - m_X) (X + V_1 - m_X - m_{V_1}) rbrac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text>and likewise </math:mtext>
      <math:mi>P</math:mi>
      <math:mrow>
        <math:mrow>
          <math:mo math:stretchy="false">(</math:mo>
          <math:mrow>
            <math:msub>
              <math:mi>H</math:mi>
              <math:mi>x</math:mi>
            </math:msub>
            <math:mo math:stretchy="false">∣</math:mo>
            <math:msub>
              <math:mi>C</math:mi>
              <math:mi>z</math:mi>
            </math:msub>
          </math:mrow>
          <math:mo math:stretchy="false">)</math:mo>
        </math:mrow>
        <math:mo math:stretchy="false">+</math:mo>
        <math:mi>P</math:mi>
      </math:mrow>
      <math:mrow>
        <math:mrow>
          <math:mo math:stretchy="false">(</math:mo>
          <math:mrow>
            <math:msub>
              <math:mi>H</math:mi>
              <math:mi>y</math:mi>
            </math:msub>
            <math:mo math:stretchy="false">∣</math:mo>
            <math:msub>
              <math:mi>C</math:mi>
              <math:mi>z</math:mi>
            </math:msub>
          </math:mrow>
          <math:mo math:stretchy="false">)</math:mo>
        </math:mrow>
        <math:mo math:stretchy="false">+</math:mo>
        <math:mi>P</math:mi>
      </math:mrow>
      <math:mrow>
        <math:mrow>
          <math:mo math:stretchy="false">(</math:mo>
          <math:mrow>
            <math:msub>
              <math:mi>H</math:mi>
              <math:mi>z</math:mi>
            </math:msub>
            <math:mo math:stretchy="false">∣</math:mo>
            <math:msub>
              <math:mi>C</math:mi>
              <math:mi>z</math:mi>
            </math:msub>
          </math:mrow>
          <math:mo math:stretchy="false">)</math:mo>
        </math:mrow>
        <math:mo math:stretchy="false">=</math:mo>
        <math:mn>1</math:mn>
      </math:mrow>
    </math:mrow>
    <math:annotation math:encoding="StarMath 5.0">"and likewise " P(H_x divides C_z) + P(H_y divides C_z) + P(H_z divides C_z) = 1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text>of </math:mtext>
      <math:mi>X</math:mi>
      <math:mtext> and </math:mtext>
      <math:mi>Y</math:mi>
      <math:mtext>, so </math:mtext>
      <math:msub>
        <math:mi>P</math:mi>
        <math:mi>Z</math:mi>
      </math:msub>
      <math:mrow>
        <math:mrow>
          <math:mo math:stretchy="false">(</math:mo>
          <math:mrow>
            <math:mi>j</math:mi>
            <math:mo math:stretchy="false">ω</math:mo>
          </math:mrow>
          <math:mo math:stretchy="false">)</math:mo>
        </math:mrow>
        <math:mo math:stretchy="false">=</math:mo>
        <math:msub>
          <math:mi>P</math:mi>
          <math:mi>X</math:mi>
        </math:msub>
      </math:mrow>
      <math:mrow>
        <math:mo math:stretchy="false">(</math:mo>
        <math:mrow>
          <math:mi>j</math:mi>
          <math:mo math:stretchy="false">ω</math:mo>
        </math:mrow>
        <math:mo math:stretchy="false">)</math:mo>
      </math:mrow>
      <math:msub>
        <math:mi>P</math:mi>
        <math:mi>Y</math:mi>
      </math:msub>
      <math:mrow>
        <math:mrow>
          <math:mo math:stretchy="false">(</math:mo>
          <math:mrow>
            <math:mi>j</math:mi>
            <math:mo math:stretchy="false">ω</math:mo>
          </math:mrow>
          <math:mo math:stretchy="false">)</math:mo>
        </math:mrow>
        <math:mo math:stretchy="false">=</math:mo>
        <math:mi>exp</math:mi>
      </math:mrow>
      <math:mfenced math:open="" math:close="">
        <math:mrow>
          <math:mi>j</math:mi>
          <math:mo math:stretchy="false">ω</math:mo>
          <math:mrow>
            <math:msub>
              <math:mi>m</math:mi>
              <math:mi>X</math:mi>
            </math:msub>
            <math:mo math:stretchy="false">−</math:mo>
            <math:mfrac>
              <math:mrow>
                <math:msubsup>
                  <math:mo math:stretchy="false">σ</math:mo>
                  <math:mi>X</math:mi>
                  <math:mn>2</math:mn>
                </math:msubsup>
                <math:msup>
                  <math:mo math:stretchy="false">ω</math:mo>
                  <math:mn>2</math:mn>
                </math:msup>
              </math:mrow>
              <math:mn>2</math:mn>
            </math:mfrac>
          </math:mrow>
        </math:mrow>
      </math:mfenced>
      <math:mi>exp</math:mi>
      <math:mfenced math:open="" math:close="">
        <math:mrow>
          <math:mi>j</math:mi>
          <math:mo math:stretchy="false">ω</math:mo>
          <math:mrow>
            <math:msub>
              <math:mi>m</math:mi>
              <math:mi>Y</math:mi>
            </math:msub>
            <math:mo math:stretchy="false">−</math:mo>
            <math:mfrac>
              <math:mrow>
                <math:msubsup>
                  <math:mo math:stretchy="false">σ</math:mo>
                  <math:mi>Y</math:mi>
                  <math:mn>2</math:mn>
                </math:msubsup>
                <math:msup>
                  <math:mo math:stretchy="false">ω</math:mo>
                  <math:mn>2</math:mn>
                </math:msup>
              </math:mrow>
              <math:mn>2</math:mn>
            </math:mfrac>
          </math:mrow>
        </math:mrow>
      </math:mfenced>
    </math:mrow>
    <math:annotation math:encoding="StarMath 5.0">"of " X " and " Y ", so " P_Z(j %omega) = P_X(j %omega) P_Y(j %omega) = exp left ( j %omega m_X - {%sigma_X^2 %omega^2} over 2 right ) exp left ( j %omega m_Y - {%sigma_Y^2 %omega^2} over 2 right )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Z</math:mi>
      </math:msub>
      <math:mrow>
        <math:mrow>
          <math:mo math:stretchy="false">(</math:mo>
          <math:mrow>
            <math:mi>j</math:mi>
            <math:mo math:stretchy="false">ω</math:mo>
          </math:mrow>
          <math:mo math:stretchy="false">)</math:mo>
        </math:mrow>
        <math:mo math:stretchy="false">=</math:mo>
        <math:mi>exp</math:mi>
      </math:mrow>
      <math:mrow>
        <math:mfenced math:open="" math:close="">
          <math:mrow>
            <math:mi>j</math:mi>
            <math:mo math:stretchy="false">ω</math:mo>
            <math:mrow>
              <math:mrow>
                <math:mo math:stretchy="false">(</math:mo>
                <math:mrow>
                  <math:msub>
                    <math:mi>m</math:mi>
                    <math:mi>X</math:mi>
                  </math:msub>
                  <math:mo math:stretchy="false">+</math:mo>
                  <math:msub>
                    <math:mi>m</math:mi>
                    <math:mi>Y</math:mi>
                  </math:msub>
                </math:mrow>
                <math:mo math:stretchy="false">)</math:mo>
              </math:mrow>
              <math:mo math:stretchy="false">−</math:mo>
              <math:mfrac>
                <math:mrow>
                  <math:mrow>
                    <math:mo math:stretchy="false">(</math:mo>
                    <math:mrow>
                      <math:msubsup>
                        <math:mo math:stretchy="false">σ</math:mo>
                        <math:mi>X</math:mi>
                        <math:mn>2</math:mn>
                      </math:msubsup>
                      <math:mo math:stretchy="false">+</math:mo>
                      <math:msubsup>
                        <math:mo math:stretchy="false">σ</math:mo>
                        <math:mi>Y</math:mi>
                        <math:mn>2</math:mn>
                      </math:msubsup>
                    </math:mrow>
                    <math:mo math:stretchy="false">)</math:mo>
                  </math:mrow>
                  <math:msup>
                    <math:mo math:stretchy="false">ω</math:mo>
                    <math:mn>2</math:mn>
                  </math:msup>
                </math:mrow>
                <math:mn>2</math:mn>
              </math:mfrac>
            </math:mrow>
          </math:mrow>
        </math:mfenced>
        <math:mo math:stretchy="false">=</math:mo>
        <math:mi>exp</math:mi>
      </math:mrow>
      <math:mfenced math:open="" math:close="">
        <math:mrow>
          <math:mi>j</math:mi>
          <math:mo math:stretchy="false">ω</math:mo>
          <math:mrow>
            <math:msub>
              <math:mi>m</math:mi>
              <math:mi>Z</math:mi>
            </math:msub>
            <math:mo math:stretchy="false">−</math:mo>
            <math:mfrac>
              <math:mrow>
                <math:msubsup>
                  <math:mo math:stretchy="false">σ</math:mo>
                  <math:mi>Z</math:mi>
                  <math:mn>2</math:mn>
                </math:msubsup>
                <math:msup>
                  <math:mo math:stretchy="false">ω</math:mo>
                  <math:mn>2</math:mn>
                </math:msup>
              </math:mrow>
              <math:mn>2</math:mn>
            </math:mfrac>
          </math:mrow>
        </math:mrow>
      </math:mfenced>
    </math:mrow>
    <math:annotation math:encoding="StarMath 5.0">P_Z(j %omega) = exp left ( j %omega (m_X + m_Y) - {(%sigma_X^2 + %sigma_Y^2) %omega^2} over 2 right ) = exp left ( j %omega m_Z - {%sigma_Z^2 %omega^2} over 2 right )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text>with </math:mtext>
      <math:mrow>
        <math:msub>
          <math:mi>m</math:mi>
          <math:mi>Z</math:mi>
        </math:msub>
        <math:mo math:stretchy="false">=</math:mo>
        <math:mrow>
          <math:msub>
            <math:mi>m</math:mi>
            <math:mi>X</math:mi>
          </math:msub>
          <math:mo math:stretchy="false">+</math:mo>
          <math:msub>
            <math:mi>m</math:mi>
            <math:mi>Y</math:mi>
          </math:msub>
        </math:mrow>
      </math:mrow>
      <math:mtext>, and </math:mtext>
      <math:mrow>
        <math:msubsup>
          <math:mo math:stretchy="false">σ</math:mo>
          <math:mi>Z</math:mi>
          <math:mn>2</math:mn>
        </math:msubsup>
        <math:mo math:stretchy="false">=</math:mo>
        <math:mrow>
          <math:msubsup>
            <math:mo math:stretchy="false">σ</math:mo>
            <math:mi>X</math:mi>
            <math:mn>2</math:mn>
          </math:msubsup>
          <math:mo math:stretchy="false">+</math:mo>
          <math:msubsup>
            <math:mo math:stretchy="false">σ</math:mo>
            <math:mi>Y</math:mi>
            <math:mn>2</math:mn>
          </math:msubsup>
        </math:mrow>
      </math:mrow>
    </math:mrow>
    <math:annotation math:encoding="StarMath 5.0">"with " m_Z = m_X + m_Y ", and " %sigma_Z^2 = %sigma_X^2 + %sigma_Y^2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Z</math:mi>
      </math:msub>
      <math:mrow>
        <math:mrow>
          <math:mo math:stretchy="false">(</math:mo>
          <math:mrow>
            <math:mtext/>
            <math:mo math:stretchy="false">⋅</math:mo>
            <math:mtext/>
          </math:mrow>
          <math:mo math:stretchy="false">)</math:mo>
        </math:mrow>
        <math:mo math:stretchy="false">=</math:mo>
        <math:msup>
          <math:mo math:stretchy="false"></math:mo>
          <math:mrow>
            <math:mo math:stretchy="false">−</math:mo>
            <math:mn>1</math:mn>
          </math:mrow>
        </math:msup>
      </math:mrow>
      <math:mrow>
        <math:mo math:stretchy="false">{</math:mo>
        <math:mrow>
          <math:msub>
            <math:mi>P</math:mi>
            <math:mi>Z</math:mi>
          </math:msub>
          <math:mrow>
            <math:mo math:stretchy="false">(</math:mo>
            <math:mrow>
              <math:mi>j</math:mi>
              <math:mo math:stretchy="false">ω</math:mo>
            </math:mrow>
            <math:mo math:stretchy="false">)</math:mo>
          </math:mrow>
        </math:mrow>
        <math:mo math:stretchy="false">}</math:mo>
      </math:mrow>
      <math:mtext>, inverse Fourier transform of a Gaussian is a Gaussian</math:mtext>
    </math:mrow>
    <math:annotation math:encoding="StarMath 5.0">p_Z(""cdot"") = %scriptf^-1 lbrace P_Z(j %omega) rbrace ", inverse Fourier transform of a Gaussian is a Gaussian"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text>so </math:mtext>
      <math:mrow>
        <math:mi>Z</math:mi>
        <math:mo math:stretchy="false">~</math:mo>
        <math:mi>N</math:mi>
      </math:mrow>
      <math:mrow>
        <math:mrow>
          <math:mo math:stretchy="false">(</math:mo>
          <math:mrow>
            <math:msub>
              <math:mi>m</math:mi>
              <math:mi>Z</math:mi>
            </math:msub>
            <math:mi>,</math:mi>
            <math:msubsup>
              <math:mo math:stretchy="false">σ</math:mo>
              <math:mi>Z</math:mi>
              <math:mn>2</math:mn>
            </math:msubsup>
          </math:mrow>
          <math:mo math:stretchy="false">)</math:mo>
        </math:mrow>
        <math:mo math:stretchy="false">=</math:mo>
        <math:mi>N</math:mi>
      </math:mrow>
      <math:mrow>
        <math:mo math:stretchy="false">(</math:mo>
        <math:mrow>
          <math:mrow>
            <math:msub>
              <math:mi>m</math:mi>
              <math:mi>X</math:mi>
            </math:msub>
            <math:mo math:stretchy="false">+</math:mo>
            <math:msub>
              <math:mi>m</math:mi>
              <math:mi>Y</math:mi>
            </math:msub>
          </math:mrow>
          <math:mi>,</math:mi>
          <math:mrow>
            <math:msubsup>
              <math:mo math:stretchy="false">σ</math:mo>
              <math:mi>X</math:mi>
              <math:mn>2</math:mn>
            </math:msubsup>
            <math:mo math:stretchy="false">+</math:mo>
            <math:msubsup>
              <math:mo math:stretchy="false">σ</math:mo>
              <math:mi>Y</math:mi>
              <math:mn>2</math:mn>
            </math:msubsup>
          </math:mrow>
        </math:mrow>
        <math:mo math:stretchy="false">)</math:mo>
      </math:mrow>
    </math:mrow>
    <math:annotation math:encoding="StarMath 5.0">"so " Z sim N(m_Z , %sigma_Z^2) = N(m_X + m_Y , %sigma_X^2 + %sigma_Y^2)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~</math:mo>
        <math:mi>N</math:mi>
      </math:mrow>
      <math:mrow>
        <math:mo math:stretchy="false">(</math:mo>
        <math:mrow>
          <math:mn>10,</math:mn>
          <math:mn>2</math:mn>
        </math:mrow>
        <math:mo math:stretchy="false">)</math:mo>
      </math:mrow>
      <math:mi>,</math:mi>
      <math:mi/>
      <math:mrow>
        <math:msub>
          <math:mi>V</math:mi>
          <math:mn>1</math:mn>
        </math:msub>
        <math:mo math:stretchy="false">~</math:mo>
        <math:mi>N</math:mi>
      </math:mrow>
      <math:mrow>
        <math:mo math:stretchy="false">(</math:mo>
        <math:mrow>
          <math:mn>0,</math:mn>
          <math:mn>1</math:mn>
        </math:mrow>
        <math:mo math:stretchy="false">)</math:mo>
      </math:mrow>
      <math:mi>,</math:mi>
      <math:mi/>
      <math:mrow>
        <math:msub>
          <math:mi>V</math:mi>
          <math:mn>2</math:mn>
        </math:msub>
        <math:mo math:stretchy="false">~</math:mo>
        <math:mi>N</math:mi>
      </math:mrow>
      <math:mrow>
        <math:mo math:stretchy="false">(</math:mo>
        <math:mrow>
          <math:mn>0,</math:mn>
          <math:mn>2</math:mn>
        </math:mrow>
        <math:mo math:stretchy="false">)</math:mo>
      </math:mrow>
      <math:mtext> independent</math:mtext>
    </math:mrow>
    <math:annotation math:encoding="StarMath 5.0">X sim N(10, 2) ,` V_1 sim N(0, 1) ,` V_2 sim N(0, 2) " independent"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row>
        <math:mi>Y</math:mi>
        <math:mo math:stretchy="false">=</math:mo>
        <math:mrow>
          <math:mi>X</math:mi>
          <math:mo math:stretchy="false">+</math:mo>
          <math:msub>
            <math:mi>V</math:mi>
            <math:mn>1</math:mn>
          </math:msub>
        </math:mrow>
      </math:mrow>
      <math:mi>,</math:mi>
      <math:mi/>
      <math:mrow>
        <math:mi>Z</math:mi>
        <math:mo math:stretchy="false">=</math:mo>
        <math:mrow>
          <math:mi>X</math:mi>
          <math:mo math:stretchy="false">+</math:mo>
          <math:msub>
            <math:mi>V</math:mi>
            <math:mn>2</math:mn>
          </math:msub>
        </math:mrow>
      </math:mrow>
      <math:mtext>, so by result of problem 4, </math:mtext>
      <math:mrow>
        <math:mrow>
          <math:msub>
            <math:mi>m</math:mi>
            <math:mi>Y</math:mi>
          </math:msub>
          <math:mo math:stretchy="false">=</math:mo>
          <math:mrow>
            <math:msub>
              <math:mi>m</math:mi>
              <math:mi>X</math:mi>
            </math:msub>
            <math:mo math:stretchy="false">+</math:mo>
            <math:msub>
              <math:mi>m</math:mi>
              <math:msub>
                <math:mi>V</math:mi>
                <math:mn>1</math:mn>
              </math:msub>
            </math:msub>
          </math:mrow>
        </math:mrow>
        <math:mo math:stretchy="false">=</math:mo>
        <math:mn>10</math:mn>
      </math:mrow>
      <math:mi>,</math:mi>
      <math:mi/>
      <math:mrow>
        <math:mrow>
          <math:msub>
            <math:mi>m</math:mi>
            <math:mi>Z</math:mi>
          </math:msub>
          <math:mo math:stretchy="false">=</math:mo>
          <math:mrow>
            <math:msub>
              <math:mi>m</math:mi>
              <math:mi>X</math:mi>
            </math:msub>
            <math:mo math:stretchy="false">+</math:mo>
            <math:msub>
              <math:mi>m</math:mi>
              <math:msub>
                <math:mi>V</math:mi>
                <math:mn>2</math:mn>
              </math:msub>
            </math:msub>
          </math:mrow>
        </math:mrow>
        <math:mo math:stretchy="false">=</math:mo>
        <math:mn>10</math:mn>
      </math:mrow>
    </math:mrow>
    <math:annotation math:encoding="StarMath 5.0">Y = X + V_1 ,` Z = X + V_2 ", so by result of problem 4, " m_Y = m_X + m_{V_1} = 10 ,` m_Z = m_X + m_{V_2} = 10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Λ</math:mo>
          <math:mi math:fontstyle="italic">XY</math:mi>
        </math:msub>
        <math:mo math:stretchy="false">=</math:mo>
        <math:mi>E</math:mi>
      </math:mrow>
      <math:mrow>
        <math:mrow>
          <math:mo math:stretchy="false">{</math:mo>
          <math:mrow>
            <math:mrow>
              <math:mo math:stretchy="false">(</math:mo>
              <math:mrow>
                <math:mi>X</math:mi>
                <math:mo math:stretchy="false">−</math:mo>
                <math:msub>
                  <math:mi>m</math:mi>
                  <math:mi>X</math:mi>
                </math:msub>
              </math:mrow>
              <math:mo math:stretchy="false">)</math:mo>
            </math:mrow>
            <math:mrow>
              <math:mrow>
                <math:mo math:stretchy="false">(</math:mo>
                <math:mrow>
                  <math:mi>X</math:mi>
                  <math:mo math:stretchy="false">−</math:mo>
                  <math:msub>
                    <math:mi>m</math:mi>
                    <math:mi>X</math:mi>
                  </math:msub>
                </math:mrow>
                <math:mo math:stretchy="false">)</math:mo>
              </math:mrow>
              <math:mo math:stretchy="false">+</math:mo>
              <math:mrow>
                <math:mo math:stretchy="false">(</math:mo>
                <math:mrow>
                  <math:mi>X</math:mi>
                  <math:mo math:stretchy="false">−</math:mo>
                  <math:msub>
                    <math:mi>m</math:mi>
                    <math:mi>X</math:mi>
                  </math:msub>
                </math:mrow>
                <math:mo math:stretchy="false">)</math:mo>
              </math:mrow>
            </math:mrow>
            <math:mrow>
              <math:mo math:stretchy="false">(</math:mo>
              <math:mrow>
                <math:msub>
                  <math:mi>V</math:mi>
                  <math:mn>1</math:mn>
                </math:msub>
                <math:mo math:stretchy="false">−</math:mo>
                <math:msub>
                  <math:mi>m</math:mi>
                  <math:msub>
                    <math:mi>V</math:mi>
                    <math:mn>1</math:mn>
                  </math:msub>
                </math:msub>
              </math:mrow>
              <math:mo math:stretchy="false">)</math:mo>
            </math:mrow>
          </math:mrow>
          <math:mo math:stretchy="false">}</math:mo>
        </math:mrow>
        <math:mo math:stretchy="false">=</math:mo>
        <math:mi>E</math:mi>
      </math:mrow>
      <math:mrow>
        <math:mrow>
          <math:mo math:stretchy="false">{</math:mo>
          <math:mrow>
            <math:mrow>
              <math:mo math:stretchy="false">(</math:mo>
              <math:mrow>
                <math:mi>X</math:mi>
                <math:mo math:stretchy="false">−</math:mo>
                <math:msub>
                  <math:mi>m</math:mi>
                  <math:mi>X</math:mi>
                </math:msub>
              </math:mrow>
              <math:mo math:stretchy="false">)</math:mo>
            </math:mrow>
            <math:mrow>
              <math:mo math:stretchy="false">(</math:mo>
              <math:mrow>
                <math:mi>X</math:mi>
                <math:mo math:stretchy="false">−</math:mo>
                <math:msub>
                  <math:mi>m</math:mi>
                  <math:mi>X</math:mi>
                </math:msub>
              </math:mrow>
              <math:mo math:stretchy="false">)</math:mo>
            </math:mrow>
          </math:mrow>
          <math:mo math:stretchy="false">}</math:mo>
        </math:mrow>
        <math:mo math:stretchy="false">+</math:mo>
        <math:mi>E</math:mi>
      </math:mrow>
      <math:mrow>
        <math:mo math:stretchy="false">{</math:mo>
        <math:mrow>
          <math:mrow>
            <math:mo math:stretchy="false">(</math:mo>
            <math:mrow>
              <math:mi>X</math:mi>
              <math:mo math:stretchy="false">−</math:mo>
              <math:msub>
                <math:mi>m</math:mi>
                <math:mi>X</math:mi>
              </math:msub>
            </math:mrow>
            <math:mo math:stretchy="false">)</math:mo>
          </math:mrow>
          <math:mrow>
            <math:mo math:stretchy="false">(</math:mo>
            <math:mrow>
              <math:msub>
                <math:mi>V</math:mi>
                <math:mn>1</math:mn>
              </math:msub>
              <math:mo math:stretchy="false">−</math:mo>
              <math:msub>
                <math:mi>m</math:mi>
                <math:msub>
                  <math:mi>V</math:mi>
                  <math:mn>1</math:mn>
                </math:msub>
              </math:msub>
            </math:mrow>
            <math:mo math:stretchy="false">)</math:mo>
          </math:mrow>
        </math:mrow>
        <math:mo math:stretchy="false">}</math:mo>
      </math:mrow>
    </math:mrow>
    <math:annotation math:encoding="StarMath 5.0">%LAMBDA_XY = E lbrace (X - m_X) (X - m_X) + (X - m_X) (V_1 - m_{V_1}) rbrace = E lbrace (X - m_X) (X - m_X) rbrace + E lbrace (X - m_X) (V_1 - m_{V_1}) rbrace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b>
              <math:mo math:stretchy="false">Λ</math:mo>
              <math:mi math:fontstyle="italic">XY</math:mi>
            </math:msub>
            <math:mo math:stretchy="false">=</math:mo>
            <math:mrow>
              <math:msub>
                <math:mo math:stretchy="false">Λ</math:mo>
                <math:mi math:fontstyle="italic">XX</math:mi>
              </math:msub>
              <math:mo math:stretchy="false">+</math:mo>
              <math:msub>
                <math:mo math:stretchy="false">Λ</math:mo>
                <math:msub>
                  <math:mi math:fontstyle="italic">XV</math:mi>
                  <math:mn>1</math:mn>
                </math:msub>
              </math:msub>
            </math:mrow>
          </math:mrow>
          <math:mo math:stretchy="false">=</math:mo>
          <math:msubsup>
            <math:mo math:stretchy="false">σ</math:mo>
            <math:mi>X</math:mi>
            <math:mn>2</math:mn>
          </math:msubsup>
        </math:mrow>
        <math:mo math:stretchy="false">=</math:mo>
        <math:mn>2</math:mn>
      </math:mrow>
      <math:mtext> since </math:mtext>
      <math:mi>X</math:mi>
      <math:mtext> and </math:mtext>
      <math:msub>
        <math:mi>V</math:mi>
        <math:mn>1</math:mn>
      </math:msub>
      <math:mtext> are independent</math:mtext>
    </math:mrow>
    <math:annotation math:encoding="StarMath 5.0">%LAMBDA_XY = %LAMBDA_XX + %LAMBDA_{XV_1} = %sigma_X^2 = 2 " since " X " and " V_1 " are independent"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text>From lecture notes, </math:mtext>
      <math:mrow>
        <math:msub>
          <math:mi>m</math:mi>
          <math:mrow>
            <math:mi>X</math:mi>
            <math:mo math:stretchy="false">∣</math:mo>
            <math:mi>y</math:mi>
          </math:mrow>
        </math:msub>
        <math:mo math:stretchy="false">=</math:mo>
        <math:mrow>
          <math:msub>
            <math:mi>m</math:mi>
            <math:mi>X</math:mi>
          </math:msub>
          <math:mo math:stretchy="false">+</math:mo>
          <math:msub>
            <math:mo math:stretchy="false">Λ</math:mo>
            <math:mi math:fontstyle="italic">XY</math:mi>
          </math:msub>
        </math:mrow>
      </math:mrow>
      <math:msubsup>
        <math:mo math:stretchy="false">Λ</math:mo>
        <math:mi math:fontstyle="italic">YY</math:mi>
        <math:mrow>
          <math:mo math:stretchy="false">−</math:mo>
          <math:mn>1</math:mn>
        </math:mrow>
      </math:msubsup>
      <math:mrow>
        <math:mo math:stretchy="false">(</math:mo>
        <math:mrow>
          <math:mi>y</math:mi>
          <math:mo math:stretchy="false">−</math:mo>
          <math:msub>
            <math:mi>m</math:mi>
            <math:mi>Y</math:mi>
          </math:msub>
        </math:mrow>
        <math:mo math:stretchy="false">)</math:mo>
      </math:mrow>
    </math:mrow>
    <math:annotation math:encoding="StarMath 5.0">"From lecture notes, " m_{X divides y} = m_X + %LAMBDA_XY %LAMBDA_YY^-1 (y - m_Y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sub>
            <math:mi>H</math:mi>
            <math:mi>x</math:mi>
          </math:msub>
          <math:mo math:stretchy="false">)</math:mo>
        </math:mrow>
        <math:mo math:stretchy="false">=</math:mo>
        <math:mn>0</math:mn>
      </math:mrow>
      <math:mtext> so </math:mtext>
      <math:mi>P</math:mi>
      <math:mrow>
        <math:mrow>
          <math:mo math:stretchy="false">(</math:mo>
          <math:mrow>
            <math:msub>
              <math:mi>H</math:mi>
              <math:mi>x</math:mi>
            </math:msub>
            <math:mo math:stretchy="false">∣</math:mo>
            <math:msub>
              <math:mi>C</math:mi>
              <math:mi>y</math:mi>
            </math:msub>
          </math:mrow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row>
            <math:msub>
              <math:mi>H</math:mi>
              <math:mi>x</math:mi>
            </math:msub>
            <math:mo math:stretchy="false">∣</math:mo>
            <math:msub>
              <math:mi>C</math:mi>
              <math:mi>z</math:mi>
            </math:msub>
          </math:mrow>
          <math:mo math:stretchy="false">)</math:mo>
        </math:mrow>
        <math:mo math:stretchy="false">=</math:mo>
        <math:mn>0</math:mn>
      </math:mrow>
    </math:mrow>
    <math:annotation math:encoding="StarMath 5.0">P(H_x) = 0 " so " P(H_x divides C_y) = P(H_x divides C_z)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text>and </math:mtext>
      <math:mrow>
        <math:mrow>
          <math:mrow>
            <math:msub>
              <math:mo math:stretchy="false">Λ</math:mo>
              <math:mi math:fontstyle="italic">YY</math:mi>
            </math:msub>
            <math:mo math:stretchy="false">=</math:mo>
            <math:msubsup>
              <math:mo math:stretchy="false">σ</math:mo>
              <math:mi>Y</math:mi>
              <math:mn>2</math:mn>
            </math:msubsup>
          </math:mrow>
          <math:mo math:stretchy="false">=</math:mo>
          <math:mrow>
            <math:msubsup>
              <math:mo math:stretchy="false">σ</math:mo>
              <math:mi>X</math:mi>
              <math:mn>2</math:mn>
            </math:msubsup>
            <math:mo math:stretchy="false">+</math:mo>
            <math:msubsup>
              <math:mo math:stretchy="false">σ</math:mo>
              <math:msub>
                <math:mi>V</math:mi>
                <math:mn>1</math:mn>
              </math:msub>
              <math:mn>2</math:mn>
            </math:msubsup>
          </math:mrow>
        </math:mrow>
        <math:mo math:stretchy="false">=</math:mo>
        <math:mn>3,</math:mn>
      </math:mrow>
      <math:mi/>
      <math:mrow>
        <math:mrow>
          <math:mrow>
            <math:msub>
              <math:mo math:stretchy="false">Λ</math:mo>
              <math:mi math:fontstyle="italic">ZZ</math:mi>
            </math:msub>
            <math:mo math:stretchy="false">=</math:mo>
            <math:msubsup>
              <math:mo math:stretchy="false">σ</math:mo>
              <math:mi>Z</math:mi>
              <math:mn>2</math:mn>
            </math:msubsup>
          </math:mrow>
          <math:mo math:stretchy="false">=</math:mo>
          <math:mrow>
            <math:msubsup>
              <math:mo math:stretchy="false">σ</math:mo>
              <math:mi>X</math:mi>
              <math:mn>2</math:mn>
            </math:msubsup>
            <math:mo math:stretchy="false">+</math:mo>
            <math:msubsup>
              <math:mo math:stretchy="false">σ</math:mo>
              <math:msub>
                <math:mi>V</math:mi>
                <math:mn>2</math:mn>
              </math:msub>
              <math:mn>2</math:mn>
            </math:msubsup>
          </math:mrow>
        </math:mrow>
        <math:mo math:stretchy="false">=</math:mo>
        <math:mn>4</math:mn>
      </math:mrow>
    </math:mrow>
    <math:annotation math:encoding="StarMath 5.0">"and " %LAMBDA_YY = %sigma_Y^2 = %sigma_X^2 + %sigma_{V_1}^2 = 3,` %LAMBDA_ZZ = %sigma_Z^2 = %sigma_X^2 + %sigma_{V_2}^2 = 4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row>
            <math:mrow>
              <math:mi>X</math:mi>
              <math:mo math:stretchy="false">∣</math:mo>
              <math:mi>Y</math:mi>
            </math:mrow>
            <math:mo math:stretchy="false">=</math:mo>
            <math:mn>11</math:mn>
          </math:mrow>
        </math:msub>
        <math:mo math:stretchy="false">=</math:mo>
        <math:mrow>
          <math:mn>10</math:mn>
          <math:mo math:stretchy="false">+</math:mo>
          <math:mrow>
            <math:mn>2</math:mn>
            <math:mo math:stretchy="false">⋅</math:mo>
            <math:msup>
              <math:mn>3</math:mn>
              <math:mrow>
                <math:mo math:stretchy="false">−</math:mo>
                <math:mn>1</math:mn>
              </math:mrow>
            </math:msup>
          </math:mrow>
        </math:mrow>
      </math:mrow>
      <math:mrow>
        <math:mrow>
          <math:mrow>
            <math:mo math:stretchy="false">(</math:mo>
            <math:mrow>
              <math:mn>11</math:mn>
              <math:mo math:stretchy="false">−</math:mo>
              <math:mn>10</math:mn>
            </math:mrow>
            <math:mo math:stretchy="false">)</math:mo>
          </math:mrow>
          <math:mo math:stretchy="false">=</math:mo>
          <math:mrow>
            <math:mn>32</math:mn>
            <math:mo math:stretchy="false">/</math:mo>
            <math:mn>3</math:mn>
          </math:mrow>
        </math:mrow>
        <math:mo math:stretchy="false">=</math:mo>
        <math:mn>10.667</math:mn>
      </math:mrow>
    </math:mrow>
    <math:annotation math:encoding="StarMath 5.0">m_{X divides Y = 11} = 10 + 2 cdot 3^-1 (11 - 10) = 32/3 = 10.667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row>
            <math:mrow>
              <math:mi>X</math:mi>
              <math:mo math:stretchy="false">∣</math:mo>
              <math:mi>Z</math:mi>
            </math:mrow>
            <math:mo math:stretchy="false">=</math:mo>
            <math:mn>9</math:mn>
          </math:mrow>
        </math:msub>
        <math:mo math:stretchy="false">=</math:mo>
        <math:mrow>
          <math:mn>10</math:mn>
          <math:mo math:stretchy="false">+</math:mo>
          <math:mrow>
            <math:mn>2</math:mn>
            <math:mo math:stretchy="false">⋅</math:mo>
            <math:msup>
              <math:mn>4</math:mn>
              <math:mrow>
                <math:mo math:stretchy="false">−</math:mo>
                <math:mn>1</math:mn>
              </math:mrow>
            </math:msup>
          </math:mrow>
        </math:mrow>
      </math:mrow>
      <math:mrow>
        <math:mrow>
          <math:mrow>
            <math:mo math:stretchy="false">(</math:mo>
            <math:mrow>
              <math:mn>9</math:mn>
              <math:mo math:stretchy="false">−</math:mo>
              <math:mn>10</math:mn>
            </math:mrow>
            <math:mo math:stretchy="false">)</math:mo>
          </math:mrow>
          <math:mo math:stretchy="false">=</math:mo>
          <math:mrow>
            <math:mn>19</math:mn>
            <math:mo math:stretchy="false">/</math:mo>
            <math:mn>2</math:mn>
          </math:mrow>
        </math:mrow>
        <math:mo math:stretchy="false">=</math:mo>
        <math:mn>9.5</math:mn>
      </math:mrow>
    </math:mrow>
    <math:annotation math:encoding="StarMath 5.0">m_{X divides Z = 9} = 10 + 2 cdot 4^-1 (9 - 10) = 19/2 = 9.5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Λ</math:mo>
          <math:mi math:fontstyle="italic">XZ</math:mi>
        </math:msub>
        <math:mo math:stretchy="false">=</math:mo>
        <math:mi>E</math:mi>
      </math:mrow>
      <math:mrow>
        <math:mrow>
          <math:mo math:stretchy="false">{</math:mo>
          <math:mrow>
            <math:mrow>
              <math:mo math:stretchy="false">(</math:mo>
              <math:mrow>
                <math:mi>X</math:mi>
                <math:mo math:stretchy="false">−</math:mo>
                <math:msub>
                  <math:mi>m</math:mi>
                  <math:mi>X</math:mi>
                </math:msub>
              </math:mrow>
              <math:mo math:stretchy="false">)</math:mo>
            </math:mrow>
            <math:mrow>
              <math:mo math:stretchy="false">(</math:mo>
              <math:mrow>
                <math:mi>Z</math:mi>
                <math:mo math:stretchy="false">−</math:mo>
                <math:msub>
                  <math:mi>m</math:mi>
                  <math:mi>Z</math:mi>
                </math:msub>
              </math:mrow>
              <math:mo math:stretchy="false">)</math:mo>
            </math:mrow>
          </math:mrow>
          <math:mo math:stretchy="false">}</math:mo>
        </math:mrow>
        <math:mo math:stretchy="false">=</math:mo>
        <math:mi>E</math:mi>
      </math:mrow>
      <math:mrow>
        <math:mo math:stretchy="false">{</math:mo>
        <math:mrow>
          <math:mrow>
            <math:mo math:stretchy="false">(</math:mo>
            <math:mrow>
              <math:mi>X</math:mi>
              <math:mo math:stretchy="false">−</math:mo>
              <math:msub>
                <math:mi>m</math:mi>
                <math:mi>X</math:mi>
              </math:msub>
            </math:mrow>
            <math:mo math:stretchy="false">)</math:mo>
          </math:mrow>
          <math:mrow>
            <math:mo math:stretchy="false">(</math:mo>
            <math:mrow>
              <math:mrow>
                <math:mrow>
                  <math:mi>X</math:mi>
                  <math:mo math:stretchy="false">+</math:mo>
                  <math:msub>
                    <math:mi>V</math:mi>
                    <math:mn>2</math:mn>
                  </math:msub>
                </math:mrow>
                <math:mo math:stretchy="false">−</math:mo>
                <math:msub>
                  <math:mi>m</math:mi>
                  <math:mi>X</math:mi>
                </math:msub>
              </math:mrow>
              <math:mo math:stretchy="false">−</math:mo>
              <math:msub>
                <math:mi>m</math:mi>
                <math:msub>
                  <math:mi>V</math:mi>
                  <math:mn>2</math:mn>
                </math:msub>
              </math:msub>
            </math:mrow>
            <math:mo math:stretchy="false">)</math:mo>
          </math:mrow>
        </math:mrow>
        <math:mo math:stretchy="false">}</math:mo>
      </math:mrow>
    </math:mrow>
    <math:annotation math:encoding="StarMath 5.0">%LAMBDA_XZ = E lbrace (X - m_X) (Z - m_Z) rbrace = E lbrace (X - m_X) (X + V_2 - m_X - m_{V_2}) rbrace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Λ</math:mo>
          <math:mi math:fontstyle="italic">XZ</math:mi>
        </math:msub>
        <math:mo math:stretchy="false">=</math:mo>
        <math:mi>E</math:mi>
      </math:mrow>
      <math:mrow>
        <math:mrow>
          <math:mo math:stretchy="false">{</math:mo>
          <math:mrow>
            <math:mrow>
              <math:mo math:stretchy="false">(</math:mo>
              <math:mrow>
                <math:mi>X</math:mi>
                <math:mo math:stretchy="false">−</math:mo>
                <math:msub>
                  <math:mi>m</math:mi>
                  <math:mi>X</math:mi>
                </math:msub>
              </math:mrow>
              <math:mo math:stretchy="false">)</math:mo>
            </math:mrow>
            <math:mrow>
              <math:mrow>
                <math:mo math:stretchy="false">(</math:mo>
                <math:mrow>
                  <math:mi>X</math:mi>
                  <math:mo math:stretchy="false">−</math:mo>
                  <math:msub>
                    <math:mi>m</math:mi>
                    <math:mi>X</math:mi>
                  </math:msub>
                </math:mrow>
                <math:mo math:stretchy="false">)</math:mo>
              </math:mrow>
              <math:mo math:stretchy="false">+</math:mo>
              <math:mrow>
                <math:mo math:stretchy="false">(</math:mo>
                <math:mrow>
                  <math:mi>X</math:mi>
                  <math:mo math:stretchy="false">−</math:mo>
                  <math:msub>
                    <math:mi>m</math:mi>
                    <math:mi>X</math:mi>
                  </math:msub>
                </math:mrow>
                <math:mo math:stretchy="false">)</math:mo>
              </math:mrow>
            </math:mrow>
            <math:mrow>
              <math:mo math:stretchy="false">(</math:mo>
              <math:mrow>
                <math:msub>
                  <math:mi>V</math:mi>
                  <math:mn>2</math:mn>
                </math:msub>
                <math:mo math:stretchy="false">−</math:mo>
                <math:msub>
                  <math:mi>m</math:mi>
                  <math:msub>
                    <math:mi>V</math:mi>
                    <math:mn>2</math:mn>
                  </math:msub>
                </math:msub>
              </math:mrow>
              <math:mo math:stretchy="false">)</math:mo>
            </math:mrow>
          </math:mrow>
          <math:mo math:stretchy="false">}</math:mo>
        </math:mrow>
        <math:mo math:stretchy="false">=</math:mo>
        <math:mi>E</math:mi>
      </math:mrow>
      <math:mrow>
        <math:mrow>
          <math:mo math:stretchy="false">{</math:mo>
          <math:mrow>
            <math:mrow>
              <math:mo math:stretchy="false">(</math:mo>
              <math:mrow>
                <math:mi>X</math:mi>
                <math:mo math:stretchy="false">−</math:mo>
                <math:msub>
                  <math:mi>m</math:mi>
                  <math:mi>X</math:mi>
                </math:msub>
              </math:mrow>
              <math:mo math:stretchy="false">)</math:mo>
            </math:mrow>
            <math:mrow>
              <math:mo math:stretchy="false">(</math:mo>
              <math:mrow>
                <math:mi>X</math:mi>
                <math:mo math:stretchy="false">−</math:mo>
                <math:msub>
                  <math:mi>m</math:mi>
                  <math:mi>X</math:mi>
                </math:msub>
              </math:mrow>
              <math:mo math:stretchy="false">)</math:mo>
            </math:mrow>
          </math:mrow>
          <math:mo math:stretchy="false">}</math:mo>
        </math:mrow>
        <math:mo math:stretchy="false">+</math:mo>
        <math:mi>E</math:mi>
      </math:mrow>
      <math:mrow>
        <math:mo math:stretchy="false">{</math:mo>
        <math:mrow>
          <math:mrow>
            <math:mo math:stretchy="false">(</math:mo>
            <math:mrow>
              <math:mi>X</math:mi>
              <math:mo math:stretchy="false">−</math:mo>
              <math:msub>
                <math:mi>m</math:mi>
                <math:mi>X</math:mi>
              </math:msub>
            </math:mrow>
            <math:mo math:stretchy="false">)</math:mo>
          </math:mrow>
          <math:mrow>
            <math:mo math:stretchy="false">(</math:mo>
            <math:mrow>
              <math:msub>
                <math:mi>V</math:mi>
                <math:mn>2</math:mn>
              </math:msub>
              <math:mo math:stretchy="false">−</math:mo>
              <math:msub>
                <math:mi>m</math:mi>
                <math:msub>
                  <math:mi>V</math:mi>
                  <math:mn>2</math:mn>
                </math:msub>
              </math:msub>
            </math:mrow>
            <math:mo math:stretchy="false">)</math:mo>
          </math:mrow>
        </math:mrow>
        <math:mo math:stretchy="false">}</math:mo>
      </math:mrow>
    </math:mrow>
    <math:annotation math:encoding="StarMath 5.0">%LAMBDA_XZ = E lbrace (X - m_X) (X - m_X) + (X - m_X) (V_2 - m_{V_2}) rbrace = E lbrace (X - m_X) (X - m_X) rbrace + E lbrace (X - m_X) (V_2 - m_{V_2}) rbrace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b>
              <math:mo math:stretchy="false">Λ</math:mo>
              <math:mi math:fontstyle="italic">XZ</math:mi>
            </math:msub>
            <math:mo math:stretchy="false">=</math:mo>
            <math:mrow>
              <math:msub>
                <math:mo math:stretchy="false">Λ</math:mo>
                <math:mi math:fontstyle="italic">XX</math:mi>
              </math:msub>
              <math:mo math:stretchy="false">+</math:mo>
              <math:msub>
                <math:mo math:stretchy="false">Λ</math:mo>
                <math:msub>
                  <math:mi math:fontstyle="italic">XV</math:mi>
                  <math:mn>2</math:mn>
                </math:msub>
              </math:msub>
            </math:mrow>
          </math:mrow>
          <math:mo math:stretchy="false">=</math:mo>
          <math:msubsup>
            <math:mo math:stretchy="false">σ</math:mo>
            <math:mi>X</math:mi>
            <math:mn>2</math:mn>
          </math:msubsup>
        </math:mrow>
        <math:mo math:stretchy="false">=</math:mo>
        <math:mn>2</math:mn>
      </math:mrow>
      <math:mtext> since </math:mtext>
      <math:mi>X</math:mi>
      <math:mtext> and </math:mtext>
      <math:msub>
        <math:mi>V</math:mi>
        <math:mn>2</math:mn>
      </math:msub>
      <math:mtext> are independent</math:mtext>
    </math:mrow>
    <math:annotation math:encoding="StarMath 5.0">%LAMBDA_XZ = %LAMBDA_XX + %LAMBDA_{XV_2} = %sigma_X^2 = 2 " since " X " and " V_2 " are independent"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row>
            <math:mi>X</math:mi>
            <math:mo math:stretchy="false">∣</math:mo>
            <math:mi>z</math:mi>
          </math:mrow>
        </math:msub>
        <math:mo math:stretchy="false">=</math:mo>
        <math:mrow>
          <math:msub>
            <math:mi>m</math:mi>
            <math:mi>X</math:mi>
          </math:msub>
          <math:mo math:stretchy="false">+</math:mo>
          <math:msub>
            <math:mo math:stretchy="false">Λ</math:mo>
            <math:mi math:fontstyle="italic">XZ</math:mi>
          </math:msub>
        </math:mrow>
      </math:mrow>
      <math:msubsup>
        <math:mo math:stretchy="false">Λ</math:mo>
        <math:mi math:fontstyle="italic">ZZ</math:mi>
        <math:mrow>
          <math:mo math:stretchy="false">−</math:mo>
          <math:mn>1</math:mn>
        </math:mrow>
      </math:msubsup>
      <math:mrow>
        <math:mo math:stretchy="false">(</math:mo>
        <math:mrow>
          <math:mi>z</math:mi>
          <math:mo math:stretchy="false">−</math:mo>
          <math:msub>
            <math:mi>m</math:mi>
            <math:mi>Z</math:mi>
          </math:msub>
        </math:mrow>
        <math:mo math:stretchy="false">)</math:mo>
      </math:mrow>
    </math:mrow>
    <math:annotation math:encoding="StarMath 5.0">m_{X divides z} = m_X + %LAMBDA_XZ %LAMBDA_ZZ^-1 (z - m_Z)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Λ</math:mo>
          <math:mi math:fontstyle="italic">YZ</math:mi>
        </math:msub>
        <math:mo math:stretchy="false">=</math:mo>
        <math:mi>E</math:mi>
      </math:mrow>
      <math:mrow>
        <math:mrow>
          <math:mo math:stretchy="false">{</math:mo>
          <math:mrow>
            <math:mrow>
              <math:mo math:stretchy="false">(</math:mo>
              <math:mrow>
                <math:mi>Y</math:mi>
                <math:mo math:stretchy="false">−</math:mo>
                <math:msub>
                  <math:mi>m</math:mi>
                  <math:mi>Y</math:mi>
                </math:msub>
              </math:mrow>
              <math:mo math:stretchy="false">)</math:mo>
            </math:mrow>
            <math:mrow>
              <math:mo math:stretchy="false">(</math:mo>
              <math:mrow>
                <math:mi>Z</math:mi>
                <math:mo math:stretchy="false">−</math:mo>
                <math:msub>
                  <math:mi>m</math:mi>
                  <math:mi>Z</math:mi>
                </math:msub>
              </math:mrow>
              <math:mo math:stretchy="false">)</math:mo>
            </math:mrow>
          </math:mrow>
          <math:mo math:stretchy="false">}</math:mo>
        </math:mrow>
        <math:mo math:stretchy="false">=</math:mo>
        <math:mi>E</math:mi>
      </math:mrow>
      <math:mrow>
        <math:mo math:stretchy="false">{</math:mo>
        <math:mrow>
          <math:mrow>
            <math:mo math:stretchy="false">(</math:mo>
            <math:mrow>
              <math:mrow>
                <math:mrow>
                  <math:mi>X</math:mi>
                  <math:mo math:stretchy="false">+</math:mo>
                  <math:msub>
                    <math:mi>V</math:mi>
                    <math:mn>1</math:mn>
                  </math:msub>
                </math:mrow>
                <math:mo math:stretchy="false">−</math:mo>
                <math:msub>
                  <math:mi>m</math:mi>
                  <math:mi>X</math:mi>
                </math:msub>
              </math:mrow>
              <math:mo math:stretchy="false">−</math:mo>
              <math:msub>
                <math:mi>m</math:mi>
                <math:msub>
                  <math:mi>V</math:mi>
                  <math:mn>1</math:mn>
                </math:msub>
              </math:msub>
            </math:mrow>
            <math:mo math:stretchy="false">)</math:mo>
          </math:mrow>
          <math:mrow>
            <math:mo math:stretchy="false">(</math:mo>
            <math:mrow>
              <math:mrow>
                <math:mrow>
                  <math:mi>X</math:mi>
                  <math:mo math:stretchy="false">+</math:mo>
                  <math:msub>
                    <math:mi>V</math:mi>
                    <math:mn>2</math:mn>
                  </math:msub>
                </math:mrow>
                <math:mo math:stretchy="false">−</math:mo>
                <math:msub>
                  <math:mi>m</math:mi>
                  <math:mi>X</math:mi>
                </math:msub>
              </math:mrow>
              <math:mo math:stretchy="false">−</math:mo>
              <math:msub>
                <math:mi>m</math:mi>
                <math:msub>
                  <math:mi>V</math:mi>
                  <math:mn>2</math:mn>
                </math:msub>
              </math:msub>
            </math:mrow>
            <math:mo math:stretchy="false">)</math:mo>
          </math:mrow>
        </math:mrow>
        <math:mo math:stretchy="false">}</math:mo>
      </math:mrow>
    </math:mrow>
    <math:annotation math:encoding="StarMath 5.0">%LAMBDA_YZ = E lbrace (Y - m_Y) (Z - m_Z) rbrace = E lbrace (X + V_1 - m_X - m_{V_1}) (X + V_2 - m_X - m_{V_2}) rbrace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Λ</math:mo>
          <math:mi math:fontstyle="italic">YZ</math:mi>
        </math:msub>
        <math:mo math:stretchy="false">=</math:mo>
        <math:mi>E</math:mi>
      </math:mrow>
      <math:mrow>
        <math:mo math:stretchy="false">{</math:mo>
        <math:mrow>
          <math:mrow>
            <math:mo math:stretchy="false">(</math:mo>
            <math:mrow>
              <math:mi>X</math:mi>
              <math:mo math:stretchy="false">−</math:mo>
              <math:msub>
                <math:mi>m</math:mi>
                <math:mi>X</math:mi>
              </math:msub>
            </math:mrow>
            <math:mo math:stretchy="false">)</math:mo>
          </math:mrow>
          <math:mrow>
            <math:mrow>
              <math:mo math:stretchy="false">(</math:mo>
              <math:mrow>
                <math:mi>X</math:mi>
                <math:mo math:stretchy="false">−</math:mo>
                <math:msub>
                  <math:mi>m</math:mi>
                  <math:mi>X</math:mi>
                </math:msub>
              </math:mrow>
              <math:mo math:stretchy="false">)</math:mo>
            </math:mrow>
            <math:mo math:stretchy="false">+</math:mo>
            <math:mrow>
              <math:mo math:stretchy="false">(</math:mo>
              <math:mrow>
                <math:mi>X</math:mi>
                <math:mo math:stretchy="false">−</math:mo>
                <math:msub>
                  <math:mi>m</math:mi>
                  <math:mi>X</math:mi>
                </math:msub>
              </math:mrow>
              <math:mo math:stretchy="false">)</math:mo>
            </math:mrow>
          </math:mrow>
          <math:mrow>
            <math:mrow>
              <math:mo math:stretchy="false">(</math:mo>
              <math:mrow>
                <math:msub>
                  <math:mi>V</math:mi>
                  <math:mn>2</math:mn>
                </math:msub>
                <math:mo math:stretchy="false">−</math:mo>
                <math:msub>
                  <math:mi>m</math:mi>
                  <math:msub>
                    <math:mi>V</math:mi>
                    <math:mn>2</math:mn>
                  </math:msub>
                </math:msub>
              </math:mrow>
              <math:mo math:stretchy="false">)</math:mo>
            </math:mrow>
            <math:mo math:stretchy="false">+</math:mo>
            <math:mrow>
              <math:mo math:stretchy="false">(</math:mo>
              <math:mrow>
                <math:msub>
                  <math:mi>V</math:mi>
                  <math:mn>1</math:mn>
                </math:msub>
                <math:mo math:stretchy="false">−</math:mo>
                <math:msub>
                  <math:mi>m</math:mi>
                  <math:msub>
                    <math:mi>V</math:mi>
                    <math:mn>1</math:mn>
                  </math:msub>
                </math:msub>
              </math:mrow>
              <math:mo math:stretchy="false">)</math:mo>
            </math:mrow>
          </math:mrow>
          <math:mrow>
            <math:mrow>
              <math:mo math:stretchy="false">(</math:mo>
              <math:mrow>
                <math:mi>X</math:mi>
                <math:mo math:stretchy="false">−</math:mo>
                <math:msub>
                  <math:mi>m</math:mi>
                  <math:mi>X</math:mi>
                </math:msub>
              </math:mrow>
              <math:mo math:stretchy="false">)</math:mo>
            </math:mrow>
            <math:mo math:stretchy="false">+</math:mo>
            <math:mrow>
              <math:mo math:stretchy="false">(</math:mo>
              <math:mrow>
                <math:msub>
                  <math:mi>V</math:mi>
                  <math:mn>1</math:mn>
                </math:msub>
                <math:mo math:stretchy="false">−</math:mo>
                <math:msub>
                  <math:mi>m</math:mi>
                  <math:msub>
                    <math:mi>V</math:mi>
                    <math:mn>1</math:mn>
                  </math:msub>
                </math:msub>
              </math:mrow>
              <math:mo math:stretchy="false">)</math:mo>
            </math:mrow>
          </math:mrow>
          <math:mrow>
            <math:mo math:stretchy="false">(</math:mo>
            <math:mrow>
              <math:msub>
                <math:mi>V</math:mi>
                <math:mn>2</math:mn>
              </math:msub>
              <math:mo math:stretchy="false">−</math:mo>
              <math:msub>
                <math:mi>m</math:mi>
                <math:msub>
                  <math:mi>V</math:mi>
                  <math:mn>2</math:mn>
                </math:msub>
              </math:msub>
            </math:mrow>
            <math:mo math:stretchy="false">)</math:mo>
          </math:mrow>
        </math:mrow>
        <math:mo math:stretchy="false">}</math:mo>
      </math:mrow>
    </math:mrow>
    <math:annotation math:encoding="StarMath 5.0">%LAMBDA_YZ = E lbrace (X - m_X) (X - m_X) + (X - m_X) (V_2 - m_{V_2}) + (V_1 - m_{V_1}) (X - m_X) + (V_1 - m_{V_1}) (V_2 - m_{V_2}) rbrace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i>E</math:mi>
      </math:mrow>
      <math:mrow>
        <math:mrow>
          <math:mo math:stretchy="false">{</math:mo>
          <math:mrow>
            <math:mrow>
              <math:mo math:stretchy="false">(</math:mo>
              <math:mrow>
                <math:mi>X</math:mi>
                <math:mo math:stretchy="false">−</math:mo>
                <math:msub>
                  <math:mi>m</math:mi>
                  <math:mi>X</math:mi>
                </math:msub>
              </math:mrow>
              <math:mo math:stretchy="false">)</math:mo>
            </math:mrow>
            <math:mrow>
              <math:mo math:stretchy="false">(</math:mo>
              <math:mrow>
                <math:mi>X</math:mi>
                <math:mo math:stretchy="false">−</math:mo>
                <math:msub>
                  <math:mi>m</math:mi>
                  <math:mi>X</math:mi>
                </math:msub>
              </math:mrow>
              <math:mo math:stretchy="false">)</math:mo>
            </math:mrow>
          </math:mrow>
          <math:mo math:stretchy="false">}</math:mo>
        </math:mrow>
        <math:mo math:stretchy="false">+</math:mo>
        <math:mi>E</math:mi>
      </math:mrow>
      <math:mrow>
        <math:mrow>
          <math:mo math:stretchy="false">{</math:mo>
          <math:mrow>
            <math:mrow>
              <math:mo math:stretchy="false">(</math:mo>
              <math:mrow>
                <math:mi>X</math:mi>
                <math:mo math:stretchy="false">−</math:mo>
                <math:msub>
                  <math:mi>m</math:mi>
                  <math:mi>X</math:mi>
                </math:msub>
              </math:mrow>
              <math:mo math:stretchy="false">)</math:mo>
            </math:mrow>
            <math:mrow>
              <math:mo math:stretchy="false">(</math:mo>
              <math:mrow>
                <math:msub>
                  <math:mi>V</math:mi>
                  <math:mn>2</math:mn>
                </math:msub>
                <math:mo math:stretchy="false">−</math:mo>
                <math:msub>
                  <math:mi>m</math:mi>
                  <math:msub>
                    <math:mi>V</math:mi>
                    <math:mn>2</math:mn>
                  </math:msub>
                </math:msub>
              </math:mrow>
              <math:mo math:stretchy="false">)</math:mo>
            </math:mrow>
          </math:mrow>
          <math:mo math:stretchy="false">}</math:mo>
        </math:mrow>
        <math:mo math:stretchy="false">+</math:mo>
        <math:mi>E</math:mi>
      </math:mrow>
      <math:mrow>
        <math:mrow>
          <math:mo math:stretchy="false">{</math:mo>
          <math:mrow>
            <math:mrow>
              <math:mo math:stretchy="false">(</math:mo>
              <math:mrow>
                <math:msub>
                  <math:mi>V</math:mi>
                  <math:mn>1</math:mn>
                </math:msub>
                <math:mo math:stretchy="false">−</math:mo>
                <math:msub>
                  <math:mi>m</math:mi>
                  <math:msub>
                    <math:mi>V</math:mi>
                    <math:mn>1</math:mn>
                  </math:msub>
                </math:msub>
              </math:mrow>
              <math:mo math:stretchy="false">)</math:mo>
            </math:mrow>
            <math:mrow>
              <math:mo math:stretchy="false">(</math:mo>
              <math:mrow>
                <math:mi>X</math:mi>
                <math:mo math:stretchy="false">−</math:mo>
                <math:msub>
                  <math:mi>m</math:mi>
                  <math:mi>X</math:mi>
                </math:msub>
              </math:mrow>
              <math:mo math:stretchy="false">)</math:mo>
            </math:mrow>
          </math:mrow>
          <math:mo math:stretchy="false">}</math:mo>
        </math:mrow>
        <math:mo math:stretchy="false">+</math:mo>
        <math:mi>E</math:mi>
      </math:mrow>
      <math:mrow>
        <math:mo math:stretchy="false">{</math:mo>
        <math:mrow>
          <math:mrow>
            <math:mo math:stretchy="false">(</math:mo>
            <math:mrow>
              <math:msub>
                <math:mi>V</math:mi>
                <math:mn>1</math:mn>
              </math:msub>
              <math:mo math:stretchy="false">−</math:mo>
              <math:msub>
                <math:mi>m</math:mi>
                <math:msub>
                  <math:mi>V</math:mi>
                  <math:mn>1</math:mn>
                </math:msub>
              </math:msub>
            </math:mrow>
            <math:mo math:stretchy="false">)</math:mo>
          </math:mrow>
          <math:mrow>
            <math:mo math:stretchy="false">(</math:mo>
            <math:mrow>
              <math:msub>
                <math:mi>V</math:mi>
                <math:mn>2</math:mn>
              </math:msub>
              <math:mo math:stretchy="false">−</math:mo>
              <math:msub>
                <math:mi>m</math:mi>
                <math:msub>
                  <math:mi>V</math:mi>
                  <math:mn>2</math:mn>
                </math:msub>
              </math:msub>
            </math:mrow>
            <math:mo math:stretchy="false">)</math:mo>
          </math:mrow>
        </math:mrow>
        <math:mo math:stretchy="false">}</math:mo>
      </math:mrow>
    </math:mrow>
    <math:annotation math:encoding="StarMath 5.0">"" = E lbrace (X - m_X) (X - m_X) rbrace + E lbrace (X - m_X) (V_2 - m_{V_2}) rbrace + E lbrace (V_1 - m_{V_1}) (X - m_X) rbrace + E lbrace (V_1 - m_{V_1}) (V_2 - m_{V_2}) 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text>So we have </math:mtext>
      <math:mi>P</math:mi>
      <math:mrow>
        <math:mrow>
          <math:mo math:stretchy="false">(</math:mo>
          <math:mrow>
            <math:msub>
              <math:mi>H</math:mi>
              <math:mi>z</math:mi>
            </math:msub>
            <math:mo math:stretchy="false">∣</math:mo>
            <math:msub>
              <math:mi>C</math:mi>
              <math:mi>y</math:mi>
            </math:msub>
          </math:mrow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row>
            <math:msub>
              <math:mi>H</math:mi>
              <math:mi>y</math:mi>
            </math:msub>
            <math:mo math:stretchy="false">∣</math:mo>
            <math:msub>
              <math:mi>C</math:mi>
              <math:mi>z</math:mi>
            </math:msub>
          </math:mrow>
          <math:mo math:stretchy="false">)</math:mo>
        </math:mrow>
        <math:mo math:stretchy="false">=</math:mo>
        <math:mn>1</math:mn>
      </math:mrow>
    </math:mrow>
    <math:annotation math:encoding="StarMath 5.0">"So we have " P(H_z divides C_y) = P(H_y divides C_z) = 1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b>
              <math:mo math:stretchy="false">Λ</math:mo>
              <math:mi math:fontstyle="italic">YZ</math:mi>
            </math:msub>
            <math:mo math:stretchy="false">=</math:mo>
            <math:mrow>
              <math:mrow>
                <math:mrow>
                  <math:msub>
                    <math:mo math:stretchy="false">Λ</math:mo>
                    <math:mi math:fontstyle="italic">XX</math:mi>
                  </math:msub>
                  <math:mo math:stretchy="false">+</math:mo>
                  <math:msub>
                    <math:mo math:stretchy="false">Λ</math:mo>
                    <math:msub>
                      <math:mi math:fontstyle="italic">XV</math:mi>
                      <math:mn>2</math:mn>
                    </math:msub>
                  </math:msub>
                </math:mrow>
                <math:mo math:stretchy="false">+</math:mo>
                <math:msub>
                  <math:mo math:stretchy="false">Λ</math:mo>
                  <math:mrow>
                    <math:msub>
                      <math:mi>V</math:mi>
                      <math:mn>1</math:mn>
                    </math:msub>
                    <math:mi>X</math:mi>
                  </math:mrow>
                </math:msub>
              </math:mrow>
              <math:mo math:stretchy="false">+</math:mo>
              <math:msub>
                <math:mo math:stretchy="false">Λ</math:mo>
                <math:mrow>
                  <math:msub>
                    <math:mi>V</math:mi>
                    <math:mn>1</math:mn>
                  </math:msub>
                  <math:msub>
                    <math:mi>V</math:mi>
                    <math:mn>2</math:mn>
                  </math:msub>
                </math:mrow>
              </math:msub>
            </math:mrow>
          </math:mrow>
          <math:mo math:stretchy="false">=</math:mo>
          <math:msubsup>
            <math:mo math:stretchy="false">σ</math:mo>
            <math:mi>X</math:mi>
            <math:mn>2</math:mn>
          </math:msubsup>
        </math:mrow>
        <math:mo math:stretchy="false">=</math:mo>
        <math:mn>2</math:mn>
      </math:mrow>
      <math:mtext> since </math:mtext>
      <math:mi>X</math:mi>
      <math:mi>,</math:mi>
      <math:msub>
        <math:mi>V</math:mi>
        <math:mn>1</math:mn>
      </math:msub>
      <math:mi>,</math:mi>
      <math:msub>
        <math:mi>V</math:mi>
        <math:mn>2</math:mn>
      </math:msub>
      <math:mtext> are all independent of one another</math:mtext>
    </math:mrow>
    <math:annotation math:encoding="StarMath 5.0">%LAMBDA_YZ = %LAMBDA_XX + %LAMBDA_{XV_2} + %LAMBDA_{V_1 X} + %LAMBDA_{V_1 V_2} = %sigma_X^2 = 2 " since " X, V_1 , V_2 " are all independent of one another"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table>
            <math:mtr>
              <math:mtd>
                <math:msub>
                  <math:mo math:stretchy="false">Λ</math:mo>
                  <math:mi math:fontstyle="italic">XX</math:mi>
                </math:msub>
              </math:mtd>
              <math:mtd>
                <math:msub>
                  <math:mo math:stretchy="false">Λ</math:mo>
                  <math:mi math:fontstyle="italic">XW</math:mi>
                </math:msub>
              </math:mtd>
            </math:mtr>
            <math:mtr>
              <math:mtd>
                <math:msub>
                  <math:mo math:stretchy="false">Λ</math:mo>
                  <math:mi math:fontstyle="italic">WX</math:mi>
                </math:msub>
              </math:mtd>
              <math:mtd>
                <math:msub>
                  <math:mo math:stretchy="false">Λ</math:mo>
                  <math:mi math:fontstyle="italic">WW</math:mi>
                </math:msub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sub>
                  <math:mo math:stretchy="false">Λ</math:mo>
                  <math:mi math:fontstyle="italic">XX</math:mi>
                </math:msub>
              </math:mtd>
              <math:mtd>
                <math:msub>
                  <math:mo math:stretchy="false">Λ</math:mo>
                  <math:mi math:fontstyle="italic">XY</math:mi>
                </math:msub>
              </math:mtd>
              <math:mtd>
                <math:msub>
                  <math:mo math:stretchy="false">Λ</math:mo>
                  <math:mi math:fontstyle="italic">XZ</math:mi>
                </math:msub>
              </math:mtd>
            </math:mtr>
            <math:mtr>
              <math:mtd>
                <math:msub>
                  <math:mo math:stretchy="false">Λ</math:mo>
                  <math:mi math:fontstyle="italic">YX</math:mi>
                </math:msub>
              </math:mtd>
              <math:mtd>
                <math:msub>
                  <math:mo math:stretchy="false">Λ</math:mo>
                  <math:mi math:fontstyle="italic">YY</math:mi>
                </math:msub>
              </math:mtd>
              <math:mtd>
                <math:msub>
                  <math:mo math:stretchy="false">Λ</math:mo>
                  <math:mi math:fontstyle="italic">YZ</math:mi>
                </math:msub>
              </math:mtd>
            </math:mtr>
            <math:mtr>
              <math:mtd>
                <math:msub>
                  <math:mo math:stretchy="false">Λ</math:mo>
                  <math:mi math:fontstyle="italic">ZX</math:mi>
                </math:msub>
              </math:mtd>
              <math:mtd>
                <math:msub>
                  <math:mo math:stretchy="false">Λ</math:mo>
                  <math:mi math:fontstyle="italic">ZY</math:mi>
                </math:msub>
              </math:mtd>
              <math:mtd>
                <math:msub>
                  <math:mo math:stretchy="false">Λ</math:mo>
                  <math:mi math:fontstyle="italic">ZZ</math:mi>
                </math:msub>
              </math:mtd>
            </math:mtr>
          </math:mtable>
        </math:mfenced>
      </math:mrow>
      <math:mo math:stretchy="false">=</math:mo>
      <math:mfenced math:open="[" math:close="]">
        <math:mtable>
          <math:mtr>
            <math:mtd>
              <math:mn>2</math:mn>
            </math:mtd>
            <math:mtd>
              <math:mn>2</math:mn>
            </math:mtd>
            <math:mtd>
              <math:mn>2</math:mn>
            </math:mtd>
          </math:mtr>
          <math:mtr>
            <math:mtd>
              <math:mn>2</math:mn>
            </math:mtd>
            <math:mtd>
              <math:mn>3</math:mn>
            </math:mtd>
            <math:mtd>
              <math:mn>2</math:mn>
            </math:mtd>
          </math:mtr>
          <math:mtr>
            <math:mtd>
              <math:mn>2</math:mn>
            </math:mtd>
            <math:mtd>
              <math:mn>2</math:mn>
            </math:mtd>
            <math:mtd>
              <math:mn>4</math:mn>
            </math:mtd>
          </math:mtr>
        </math:mtable>
      </math:mfenced>
    </math:mrow>
    <math:annotation math:encoding="StarMath 5.0">left [ matrix{%LAMBDA_XX # %LAMBDA_XW ## %LAMBDA_WX # %LAMBDA_WW} right ] = left [ matrix{%LAMBDA_XX # %LAMBDA_XY # %LAMBDA_XZ ## %LAMBDA_YX # %LAMBDA_YY # %LAMBDA_YZ ## %LAMBDA_ZX # %LAMBDA_ZY # %LAMBDA_ZZ} right ] = left [ matrix{2 # 2 # 2 ## 2 # 3 # 2 ## 2 # 2 # 4} right ]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text>Let </math:mtext>
      <math:mrow>
        <math:mi>W</math:mi>
        <math:mo math:stretchy="false">=</math:mo>
        <math:mfenced math:open="[" math:close="]">
          <math:mtable>
            <math:mtr>
              <math:mtd>
                <math:mi>Y</math:mi>
              </math:mtd>
            </math:mtr>
            <math:mtr>
              <math:mtd>
                <math:mi>Z</math:mi>
              </math:mtd>
            </math:mtr>
          </math:mtable>
        </math:mfenced>
      </math:mrow>
      <math:mtext>, then we have </math:mtext>
      <math:mrow>
        <math:mrow>
          <math:msub>
            <math:mi>m</math:mi>
            <math:mi>W</math:mi>
          </math:msub>
          <math:mo math:stretchy="false">=</math:mo>
          <math:mfenced math:open="[" math:close="]">
            <math:mtable>
              <math:mtr>
                <math:mtd>
                  <math:msub>
                    <math:mi>m</math:mi>
                    <math:mi>Y</math:mi>
                  </math:msub>
                </math:mtd>
              </math:mtr>
              <math:mtr>
                <math:mtd>
                  <math:msub>
                    <math:mi>m</math:mi>
                    <math:mi>Z</math:mi>
                  </math:msub>
                </math:mtd>
              </math:mtr>
            </math:mtable>
          </math:mfenced>
        </math:mrow>
        <math:mo math:stretchy="false">=</math:mo>
        <math:mfenced math:open="[" math:close="]">
          <math:mtable>
            <math:mtr>
              <math:mtd>
                <math:mn>10</math:mn>
              </math:mtd>
            </math:mtr>
            <math:mtr>
              <math:mtd>
                <math:mn>10</math:mn>
              </math:mtd>
            </math:mtr>
          </math:mtable>
        </math:mfenced>
      </math:mrow>
      <math:mtext> and </math:mtext>
      <math:mrow>
        <math:mrow>
          <math:msub>
            <math:mo math:stretchy="false">Λ</math:mo>
            <math:mi math:fontstyle="italic">WW</math:mi>
          </math:msub>
          <math:mo math:stretchy="false">=</math:mo>
          <math:mfenced math:open="[" math:close="]">
            <math:mtable>
              <math:mtr>
                <math:mtd>
                  <math:msub>
                    <math:mo math:stretchy="false">Λ</math:mo>
                    <math:mi math:fontstyle="italic">YY</math:mi>
                  </math:msub>
                </math:mtd>
                <math:mtd>
                  <math:msub>
                    <math:mo math:stretchy="false">Λ</math:mo>
                    <math:mi math:fontstyle="italic">YZ</math:mi>
                  </math:msub>
                </math:mtd>
              </math:mtr>
              <math:mtr>
                <math:mtd>
                  <math:msub>
                    <math:mo math:stretchy="false">Λ</math:mo>
                    <math:mi math:fontstyle="italic">ZY</math:mi>
                  </math:msub>
                </math:mtd>
                <math:mtd>
                  <math:msub>
                    <math:mo math:stretchy="false">Λ</math:mo>
                    <math:mi math:fontstyle="italic">ZZ</math:mi>
                  </math:msub>
                </math:mtd>
              </math:mtr>
            </math:mtable>
          </math:mfenced>
        </math:mrow>
        <math:mo math:stretchy="false">=</math:mo>
        <math:mfenced math:open="[" math:close="]">
          <math:mtable>
            <math:mtr>
              <math:mtd>
                <math:mn>3</math:mn>
              </math:mtd>
              <math:mtd>
                <math:mn>2</math:mn>
              </math:mtd>
            </math:mtr>
            <math:mtr>
              <math:mtd>
                <math:mn>2</math:mn>
              </math:mtd>
              <math:mtd>
                <math:mn>4</math:mn>
              </math:mtd>
            </math:mtr>
          </math:mtable>
        </math:mfenced>
      </math:mrow>
      <math:mi>,</math:mi>
      <math:mi/>
      <math:mrow>
        <math:msubsup>
          <math:mo math:stretchy="false">Λ</math:mo>
          <math:mi math:fontstyle="italic">WW</math:mi>
          <math:mrow>
            <math:mo math:stretchy="false">−</math:mo>
            <math:mn>1</math:mn>
          </math:mrow>
        </math:msubsup>
        <math:mo math:stretchy="false">=</math:mo>
        <math:mfrac>
          <math:mn>1</math:mn>
          <math:mn>8</math:mn>
        </math:mfrac>
      </math:mrow>
      <math:mfenced math:open="[" math:close="]">
        <math:mtable>
          <math:mtr>
            <math:mtd>
              <math:mn>4</math:mn>
            </math:mtd>
            <math:mtd>
              <math:mrow>
                <math:mo math:stretchy="false">−</math:mo>
                <math:mn>2</math:mn>
              </math:mrow>
            </math:mtd>
          </math:mtr>
          <math:mtr>
            <math:mtd>
              <math:mrow>
                <math:mo math:stretchy="false">−</math:mo>
                <math:mn>2</math:mn>
              </math:mrow>
            </math:mtd>
            <math:mtd>
              <math:mn>3</math:mn>
            </math:mtd>
          </math:mtr>
        </math:mtable>
      </math:mfenced>
    </math:mrow>
    <math:annotation math:encoding="StarMath 5.0">"Let " W = left [ matrix{Y ## Z} right ] ", then we have " m_W = left [ matrix{m_Y ## m_Z} right ] = left [ matrix{10 ## 10} right ] " and " %LAMBDA_WW = left [ matrix{%LAMBDA_YY # %LAMBDA_YZ ## %LAMBDA_ZY # %LAMBDA_ZZ} right ] = left [ matrix{3 # 2 ## 2 # 4} right ] ,` %LAMBDA_WW^-1 = 1 over 8 left [ matrix{4 # -2 ## -2 # 3} right ]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row>
            <math:mi>X</math:mi>
            <math:mo math:stretchy="false">∣</math:mo>
            <math:mi>w</math:mi>
          </math:mrow>
        </math:msub>
        <math:mo math:stretchy="false">=</math:mo>
        <math:mrow>
          <math:msub>
            <math:mi>m</math:mi>
            <math:mi>X</math:mi>
          </math:msub>
          <math:mo math:stretchy="false">+</math:mo>
          <math:msub>
            <math:mo math:stretchy="false">Λ</math:mo>
            <math:mi math:fontstyle="italic">XW</math:mi>
          </math:msub>
        </math:mrow>
      </math:mrow>
      <math:msubsup>
        <math:mo math:stretchy="false">Λ</math:mo>
        <math:mi math:fontstyle="italic">WW</math:mi>
        <math:mrow>
          <math:mo math:stretchy="false">−</math:mo>
          <math:mn>1</math:mn>
        </math:mrow>
      </math:msubsup>
      <math:mrow>
        <math:mo math:stretchy="false">(</math:mo>
        <math:mrow>
          <math:mi>w</math:mi>
          <math:mo math:stretchy="false">−</math:mo>
          <math:msub>
            <math:mi>m</math:mi>
            <math:mi>W</math:mi>
          </math:msub>
        </math:mrow>
        <math:mo math:stretchy="false">)</math:mo>
      </math:mrow>
    </math:mrow>
    <math:annotation math:encoding="StarMath 5.0">m_{X divides w} = m_X + %LAMBDA_XW %LAMBDA_WW^-1 (w - m_W)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row>
            <math:mi>X</math:mi>
            <math:mo math:stretchy="false">∣</math:mo>
            <math:mrow>
              <math:mo math:stretchy="false">(</math:mo>
              <math:mrow>
                <math:mrow>
                  <math:mi>Y</math:mi>
                  <math:mo math:stretchy="false">=</math:mo>
                  <math:mi>y</math:mi>
                </math:mrow>
                <math:mi>,</math:mi>
                <math:mrow>
                  <math:mi>Z</math:mi>
                  <math:mo math:stretchy="false">=</math:mo>
                  <math:mi>z</math:mi>
                </math:mrow>
              </math:mrow>
              <math:mo math:stretchy="false">)</math:mo>
            </math:mrow>
          </math:mrow>
        </math:msub>
        <math:mo math:stretchy="false">=</math:mo>
        <math:mrow>
          <math:mn>10</math:mn>
          <math:mo math:stretchy="false">+</math:mo>
          <math:mrow>
            <math:mo math:stretchy="false">[</math:mo>
            <math:mtable>
              <math:mtr>
                <math:mtd>
                  <math:mn>2</math:mn>
                </math:mtd>
                <math:mtd>
                  <math:mn>2</math:mn>
                </math:mtd>
              </math:mtr>
            </math:mtable>
            <math:mo math:stretchy="false">]</math:mo>
          </math:mrow>
        </math:mrow>
      </math:mrow>
      <math:mfrac>
        <math:mn>1</math:mn>
        <math:mn>8</math:mn>
      </math:mfrac>
      <math:mfenced math:open="[" math:close="]">
        <math:mtable>
          <math:mtr>
            <math:mtd>
              <math:mn>4</math:mn>
            </math:mtd>
            <math:mtd>
              <math:mrow>
                <math:mo math:stretchy="false">−</math:mo>
                <math:mn>2</math:mn>
              </math:mrow>
            </math:mtd>
          </math:mtr>
          <math:mtr>
            <math:mtd>
              <math:mrow>
                <math:mo math:stretchy="false">−</math:mo>
                <math:mn>2</math:mn>
              </math:mrow>
            </math:mtd>
            <math:mtd>
              <math:mn>3</math:mn>
            </math:mtd>
          </math:mtr>
        </math:mtable>
      </math:mfenced>
      <math:mfenced math:open="[" math:close="]">
        <math:mtable>
          <math:mtr>
            <math:mtd>
              <math:mrow>
                <math:mi>y</math:mi>
                <math:mo math:stretchy="false">−</math:mo>
                <math:mn>10</math:mn>
              </math:mrow>
            </math:mtd>
          </math:mtr>
          <math:mtr>
            <math:mtd>
              <math:mrow>
                <math:mi>z</math:mi>
                <math:mo math:stretchy="false">−</math:mo>
                <math:mn>10</math:mn>
              </math:mrow>
            </math:mtd>
          </math:mtr>
        </math:mtable>
      </math:mfenced>
    </math:mrow>
    <math:annotation math:encoding="StarMath 5.0">m_{X divides (Y = y , Z = z)} = 10 + [matrix{2 # 2}] 1 over 8 left [ matrix{4 # -2 ## -2 # 3} right ] left [ matrix{y - 10 ## z - 10} right ]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row>
            <math:mi>X</math:mi>
            <math:mo math:stretchy="false">∣</math:mo>
            <math:mrow>
              <math:mo math:stretchy="false">(</math:mo>
              <math:mrow>
                <math:mrow>
                  <math:mi>Y</math:mi>
                  <math:mo math:stretchy="false">=</math:mo>
                  <math:mn>11</math:mn>
                </math:mrow>
                <math:mi>,</math:mi>
                <math:mrow>
                  <math:mi>Z</math:mi>
                  <math:mo math:stretchy="false">=</math:mo>
                  <math:mn>9</math:mn>
                </math:mrow>
              </math:mrow>
              <math:mo math:stretchy="false">)</math:mo>
            </math:mrow>
          </math:mrow>
        </math:msub>
        <math:mo math:stretchy="false">=</math:mo>
        <math:mrow>
          <math:mn>10</math:mn>
          <math:mo math:stretchy="false">+</math:mo>
          <math:mfrac>
            <math:mn>1</math:mn>
            <math:mn>8</math:mn>
          </math:mfrac>
        </math:mrow>
      </math:mrow>
      <math:mrow>
        <math:mo math:stretchy="false">[</math:mo>
        <math:mtable>
          <math:mtr>
            <math:mtd>
              <math:mn>4</math:mn>
            </math:mtd>
            <math:mtd>
              <math:mn>2</math:mn>
            </math:mtd>
          </math:mtr>
        </math:mtable>
        <math:mo math:stretchy="false">]</math:mo>
      </math:mrow>
      <math:mrow>
        <math:mrow>
          <math:mfenced math:open="[" math:close="]">
            <math:mtable>
              <math:mtr>
                <math:mtd>
                  <math:mn>1</math:mn>
                </math:mtd>
              </math:mtr>
              <math:mtr>
                <math:mtd>
                  <math:mrow>
                    <math:mo math:stretchy="false">−</math:mo>
                    <math:mn>1</math:mn>
                  </math:mrow>
                </math:mtd>
              </math:mtr>
            </math:mtable>
          </math:mfenced>
          <math:mo math:stretchy="false">=</math:mo>
          <math:mrow>
            <math:mn>10</math:mn>
            <math:mo math:stretchy="false">+</math:mo>
            <math:mfrac>
              <math:mn>1</math:mn>
              <math:mn>4</math:mn>
            </math:mfrac>
          </math:mrow>
        </math:mrow>
        <math:mo math:stretchy="false">=</math:mo>
        <math:mn>10.25</math:mn>
      </math:mrow>
    </math:mrow>
    <math:annotation math:encoding="StarMath 5.0">m_{X divides (Y = 11 , Z = 9)} = 10 + 1 over 8 [matrix{4 # 2}] left [ matrix{1 ## -1} right ] = 10 + 1 over 4 = 10.25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text>By Bayes' rule, </math:mtext>
      <math:mi>P</math:mi>
      <math:mrow>
        <math:mrow>
          <math:mo math:stretchy="false">(</math:mo>
          <math:mrow>
            <math:msub>
              <math:mi>H</math:mi>
              <math:mi>z</math:mi>
            </math:msub>
            <math:mo math:stretchy="false">∩</math:mo>
            <math:msub>
              <math:mi>C</math:mi>
              <math:mi>y</math:mi>
            </math:msub>
          </math:mrow>
          <math:mo math:stretchy="false">)</math:mo>
        </math:mrow>
        <math:mo math:stretchy="false">=</math:mo>
        <math:mi>P</math:mi>
      </math:mrow>
      <math:mrow>
        <math:mo math:stretchy="false">(</math:mo>
        <math:msub>
          <math:mi>C</math:mi>
          <math:mi>y</math:mi>
        </math:msub>
        <math:mo math:stretchy="false">)</math:mo>
      </math:mrow>
      <math:mi>P</math:mi>
      <math:mrow>
        <math:mrow>
          <math:mo math:stretchy="false">(</math:mo>
          <math:mrow>
            <math:msub>
              <math:mi>H</math:mi>
              <math:mi>z</math:mi>
            </math:msub>
            <math:mo math:stretchy="false">∣</math:mo>
            <math:msub>
              <math:mi>C</math:mi>
              <math:mi>y</math:mi>
            </math:msub>
          </math:mrow>
          <math:mo math:stretchy="false">)</math:mo>
        </math:mrow>
        <math:mo math:stretchy="false">=</math:mo>
        <math:mrow>
          <math:mn>1</math:mn>
          <math:mo math:stretchy="false">/</math:mo>
          <math:mn>3</math:mn>
        </math:mrow>
      </math:mrow>
    </math:mrow>
    <math:annotation math:encoding="StarMath 5.0">"By Bayes' rule, " P(H_z intersection C_y) = P(C_y) P(H_z divides C_y) = 1/3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text>and </math:mtext>
      <math:mi>P</math:mi>
      <math:mrow>
        <math:mrow>
          <math:mo math:stretchy="false">(</math:mo>
          <math:mrow>
            <math:msub>
              <math:mi>H</math:mi>
              <math:mi>y</math:mi>
            </math:msub>
            <math:mo math:stretchy="false">∩</math:mo>
            <math:msub>
              <math:mi>C</math:mi>
              <math:mi>z</math:mi>
            </math:msub>
          </math:mrow>
          <math:mo math:stretchy="false">)</math:mo>
        </math:mrow>
        <math:mo math:stretchy="false">=</math:mo>
        <math:mi>P</math:mi>
      </math:mrow>
      <math:mrow>
        <math:mo math:stretchy="false">(</math:mo>
        <math:msub>
          <math:mi>C</math:mi>
          <math:mi>z</math:mi>
        </math:msub>
        <math:mo math:stretchy="false">)</math:mo>
      </math:mrow>
      <math:mi>P</math:mi>
      <math:mrow>
        <math:mrow>
          <math:mo math:stretchy="false">(</math:mo>
          <math:mrow>
            <math:msub>
              <math:mi>H</math:mi>
              <math:mi>y</math:mi>
            </math:msub>
            <math:mo math:stretchy="false">∣</math:mo>
            <math:msub>
              <math:mi>C</math:mi>
              <math:mi>z</math:mi>
            </math:msub>
          </math:mrow>
          <math:mo math:stretchy="false">)</math:mo>
        </math:mrow>
        <math:mo math:stretchy="false">=</math:mo>
        <math:mrow>
          <math:mn>1</math:mn>
          <math:mo math:stretchy="false">/</math:mo>
          <math:mn>3</math:mn>
        </math:mrow>
      </math:mrow>
    </math:mrow>
    <math:annotation math:encoding="StarMath 5.0">"and " P(H_y intersection C_z) = P(C_z) P(H_y divides C_z) = 1/3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H</math:mi>
            <math:mi>z</math:mi>
          </math:msub>
          <math:mo math:stretchy="false">∩</math:mo>
          <math:msub>
            <math:mi>C</math:mi>
            <math:mi>y</math:mi>
          </math:msub>
        </math:mrow>
        <math:mo math:stretchy="false">)</math:mo>
      </math:mrow>
      <math:mtext> and </math:mtext>
      <math:mrow>
        <math:mo math:stretchy="false">(</math:mo>
        <math:mrow>
          <math:msub>
            <math:mi>H</math:mi>
            <math:mi>y</math:mi>
          </math:msub>
          <math:mo math:stretchy="false">∩</math:mo>
          <math:msub>
            <math:mi>C</math:mi>
            <math:mi>z</math:mi>
          </math:msub>
        </math:mrow>
        <math:mo math:stretchy="false">)</math:mo>
      </math:mrow>
      <math:mtext> are mutually exclusive so</math:mtext>
    </math:mrow>
    <math:annotation math:encoding="StarMath 5.0">(H_z intersection C_y) " and " (H_y intersection C_z) " are mutually exclusive so"</math:annotation>
  </math:semantics>
</math:math>
</file>